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7.8776in" svg:y="4.0051in">
            <draw:object draw:notify-on-update-of-ranges="Sheet1.B24:Sheet1.J24 Sheet1.A25:Sheet1.A25 Sheet1.B25:Sheet1.J25 Sheet1.A26:Sheet1.A26 Sheet1.B26:Sheet1.J26 Sheet1.A27:Sheet1.A27 Sheet1.B27:Sheet1.J27 Sheet1.A28:Sheet1.A28 Sheet1.B28:Sheet1.J28 Sheet1.A29:Sheet1.A29 Sheet1.B29:Sheet1.J29 Sheet1.A30:Sheet1.A30 Sheet1.B30:Sheet1.J30 Sheet1.A31:Sheet1.A31 Sheet1.B31:Sheet1.J31 Sheet1.A32:Sheet1.A32 Sheet1.B32:Sheet1.J32 Sheet1.A33:Sheet1.A33 Sheet1.B33:Sheet1.J33 Sheet1.A34:Sheet1.A34 Sheet1.B34:Sheet1.J34 Sheet1.A35:Sheet1.A35 Sheet1.B35:Sheet1.J35 Sheet1.A36:Sheet1.A36 Sheet1.B36:Sheet1.J36 Sheet1.A37:Sheet1.A37 Sheet1.B37:Sheet1.J37 Sheet1.A38:Sheet1.A38 Sheet1.B38:Sheet1.J38 Sheet1.A39:Sheet1.A39 Sheet1.B39:Sheet1.J39 Sheet1.A40:Sheet1.A40 Sheet1.B40:Sheet1.J40 Sheet1.A41:Sheet1.A41 Sheet1.B41:Sheet1.J41 Sheet1.A42:Sheet1.A42 Sheet1.B42:Sheet1.J42 Sheet1.A43:Sheet1.A43 Sheet1.B43:Sheet1.J4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7.963in" svg:y="0.1024in">
            <draw:object draw:notify-on-update-of-ranges="Sheet1.C1:Sheet1.J2 Sheet1.A3:Sheet1.A3 Sheet1.C3:Sheet1.J3 Sheet1.A4:Sheet1.A4 Sheet1.C4:Sheet1.J4 Sheet1.A5:Sheet1.A5 Sheet1.C5:Sheet1.J5 Sheet1.A6:Sheet1.A6 Sheet1.C6:Sheet1.J6 Sheet1.A7:Sheet1.A7 Sheet1.C7:Sheet1.J7 Sheet1.A8:Sheet1.A8 Sheet1.C8:Sheet1.J8 Sheet1.A9:Sheet1.A9 Sheet1.C9:Sheet1.J9 Sheet1.A10:Sheet1.A10 Sheet1.C10:Sheet1.J10 Sheet1.A11:Sheet1.A11 Sheet1.C11:Sheet1.J11 Sheet1.A12:Sheet1.A12 Sheet1.C12:Sheet1.J12 Sheet1.A13:Sheet1.A13 Sheet1.C13:Sheet1.J13 Sheet1.A14:Sheet1.A14 Sheet1.C14:Sheet1.J14 Sheet1.A15:Sheet1.A15 Sheet1.C15:Sheet1.J15 Sheet1.A16:Sheet1.A16 Sheet1.C16:Sheet1.J16 Sheet1.A17:Sheet1.A17 Sheet1.C17:Sheet1.J17 Sheet1.A18:Sheet1.A18 Sheet1.C18:Sheet1.J18 Sheet1.A19:Sheet1.A19 Sheet1.C19:Sheet1.J19 Sheet1.A20:Sheet1.A20 Sheet1.C20:Sheet1.J20 Sheet1.A21:Sheet1.A21 Sheet1.C21:Sheet1.J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visibility="collapse" table:default-cell-style-name="ce2"/>
        <table:table-column table:style-name="co1" table:number-columns-repeated="7" table:default-cell-style-name="ce2"/>
        <table:table-column table:style-name="co1" table:number-columns-repeated="1013" table:default-cell-style-name="Default"/>
        <table:table-row table:style-name="ro1">
          <table:table-cell table:style-name="ce1"/>
          <table:table-cell table:style-name="ce1" table:formula="of:=SUM([.B3:.B21])" office:value-type="float" office:value="289350">
            <text:p>289350</text:p>
          </table:table-cell>
          <table:table-cell table:style-name="ce1" table:formula="of:=SUM([.C3:.C21])" office:value-type="float" office:value="283">
            <text:p>283</text:p>
          </table:table-cell>
          <table:table-cell table:style-name="ce1" table:formula="of:=SUM([.D3:.D21])" office:value-type="float" office:value="16346">
            <text:p>16346</text:p>
          </table:table-cell>
          <table:table-cell table:style-name="ce1" table:formula="of:=SUM([.E3:.E21])" office:value-type="float" office:value="14570">
            <text:p>14570</text:p>
          </table:table-cell>
          <table:table-cell table:style-name="ce1" table:formula="of:=SUM([.F3:.F21])" office:value-type="float" office:value="8200">
            <text:p>8200</text:p>
          </table:table-cell>
          <table:table-cell table:style-name="ce1" table:formula="of:=SUM([.G3:.G21])" office:value-type="float" office:value="18590">
            <text:p>18590</text:p>
          </table:table-cell>
          <table:table-cell table:style-name="ce1" table:formula="of:=SUM([.H3:.H21])" office:value-type="float" office:value="6751">
            <text:p>6751</text:p>
          </table:table-cell>
          <table:table-cell table:style-name="ce1" table:formula="of:=SUM([.I3:.I21])" office:value-type="float" office:value="6415">
            <text:p>6415</text:p>
          </table:table-cell>
          <table:table-cell table:style-name="ce1" table:formula="of:=SUM([.J3:.J21])" office:value-type="float" office:value="8952">
            <text:p>8952</text:p>
          </table:table-cell>
          <table:table-cell table:style-name="ce5" table:number-columns-repeated="1013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vALL</text:p>
          </table:table-cell>
          <table:table-cell table:style-name="ce1"/>
          <table:table-cell table:style-name="ce1" office:value-type="string">
            <text:p>sv* 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nl</text:p>
          </table:table-cell>
          <table:table-cell table:style-name="ce1" office:value-type="string">
            <text:p>ja</text:p>
          </table:table-cell>
          <table:table-cell table:style-name="ce1" office:value-type="string">
            <text:p>ko</text:p>
          </table:table-cell>
          <table:table-cell table:style-name="ce1" office:value-type="string">
            <text:p>he</text:p>
          </table:table-cell>
          <table:table-cell table:style-name="ce1" office:value-type="string">
            <text:p>fi</text:p>
          </table:table-cell>
          <table:table-cell table:style-name="ce5" table:number-columns-repeated="1013"/>
        </table:table-row>
        <table:table-row table:style-name="ro1">
          <table:table-cell office:value-type="float" office:value="-2">
            <text:p>-2</text:p>
          </table:table-cell>
          <table:table-cell table:style-name="ce3" office:value-type="float" office:value="5">
            <text:p>5</text:p>
          </table:table-cell>
          <table:table-cell/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-1">
            <text:p>-1</text:p>
          </table:table-cell>
          <table:table-cell table:style-name="ce3" office:value-type="float" office:value="2224">
            <text:p>2224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0">
            <text:p>0</text:p>
          </table:table-cell>
          <table:table-cell table:style-name="ce3" office:value-type="float" office:value="214324">
            <text:p>214324</text:p>
          </table:table-cell>
          <table:table-cell office:value-type="float" office:value="0">
            <text:p>0</text:p>
          </table:table-cell>
          <table:table-cell office:value-type="float" office:value="14447">
            <text:p>14447</text:p>
          </table:table-cell>
          <table:table-cell office:value-type="float" office:value="5835">
            <text:p>5835</text:p>
          </table:table-cell>
          <table:table-cell office:value-type="float" office:value="6160">
            <text:p>6160</text:p>
          </table:table-cell>
          <table:table-cell office:value-type="float" office:value="13199">
            <text:p>13199</text:p>
          </table:table-cell>
          <table:table-cell office:value-type="float" office:value="5802">
            <text:p>5802</text:p>
          </table:table-cell>
          <table:table-cell office:value-type="float" office:value="5424">
            <text:p>5424</text:p>
          </table:table-cell>
          <table:table-cell office:value-type="float" office:value="7721">
            <text:p>7721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1398">
            <text:p>1398</text:p>
          </table:table-cell>
          <table:table-cell office:value-type="float" office:value="1">
            <text:p>1</text:p>
          </table:table-cell>
          <table:table-cell office:value-type="float" office:value="290">
            <text:p>290</text:p>
          </table:table-cell>
          <table:table-cell office:value-type="float" office:value="4003">
            <text:p>4003</text:p>
          </table:table-cell>
          <table:table-cell office:value-type="float" office:value="299">
            <text:p>299</text:p>
          </table:table-cell>
          <table:table-cell office:value-type="float" office:value="1835">
            <text:p>1835</text:p>
          </table:table-cell>
          <table:table-cell office:value-type="float" office:value="40">
            <text:p>40</text:p>
          </table:table-cell>
          <table:table-cell office:value-type="float" office:value="146">
            <text:p>146</text:p>
          </table:table-cell>
          <table:table-cell office:value-type="float" office:value="111">
            <text:p>111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875">
            <text:p>875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37">
            <text:p>137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float" office:value="753">
            <text:p>75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9">
            <text:p>7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float" office:value="179">
            <text:p>17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float" office:value="58461">
            <text:p>5846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table:style-name="ce3" office:value-type="float" office:value="3">
            <text:p>3</text:p>
          </table:table-cell>
          <table:table-cell/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float" office:value="11">
            <text:p>1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table:style-name="ce3" office:value-type="float" office:value="8">
            <text:p>8</text:p>
          </table:table-cell>
          <table:table-cell/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579">
            <text:p>579</text:p>
          </table:table-cell>
          <table:table-cell office:value-type="float" office:value="10">
            <text:p>10</text:p>
          </table:table-cell>
          <table:table-cell office:value-type="float" office:value="130">
            <text:p>130</text:p>
          </table:table-cell>
          <table:table-cell office:value-type="float" office:value="734">
            <text:p>734</text:p>
          </table:table-cell>
          <table:table-cell office:value-type="float" office:value="23">
            <text:p>23</text:p>
          </table:table-cell>
          <table:table-cell office:value-type="float" office:value="185">
            <text:p>185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table:style-name="ce3" office:value-type="float" office:value="80">
            <text:p>8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419">
            <text:p>419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table:style-name="ce3"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table:style-name="ce3" office:value-type="float" office:value="10189">
            <text:p>10189</text:p>
          </table:table-cell>
          <table:table-cell office:value-type="float" office:value="14">
            <text:p>14</text:p>
          </table:table-cell>
          <table:table-cell office:value-type="float" office:value="1289">
            <text:p>1289</text:p>
          </table:table-cell>
          <table:table-cell office:value-type="float" office:value="2613">
            <text:p>2613</text:p>
          </table:table-cell>
          <table:table-cell office:value-type="float" office:value="1471">
            <text:p>1471</text:p>
          </table:table-cell>
          <table:table-cell office:value-type="float" office:value="3029">
            <text:p>3029</text:p>
          </table:table-cell>
          <table:table-cell office:value-type="float" office:value="827">
            <text:p>827</text:p>
          </table:table-cell>
          <table:table-cell office:value-type="float" office:value="649">
            <text:p>649</text:p>
          </table:table-cell>
          <table:table-cell office:value-type="float" office:value="1013">
            <text:p>1013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table:style-name="ce3"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174">
            <text:p>174</text:p>
          </table:table-cell>
          <table:table-cell office:value-type="float" office:value="100">
            <text:p>100</text:p>
          </table:table-cell>
          <table:table-cell office:value-type="float" office:value="122">
            <text:p>122</text:p>
          </table:table-cell>
          <table:table-cell office:value-type="float" office:value="496">
            <text:p>496</text:p>
          </table:table-cell>
          <table:table-cell office:value-type="float" office:value="164">
            <text:p>164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54">
            <text:p>54</text:p>
          </table:table-cell>
          <table:table-cell table:number-columns-repeated="1013"/>
        </table:table-row>
        <table:table-row table:style-name="ro1">
          <table:table-cell office:value-type="float" office:value="101">
            <text:p>101</text:p>
          </table:table-cell>
          <table:table-cell table:style-name="ce3" office:value-type="float" office:value="6">
            <text:p>6</text:p>
          </table:table-cell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  <table:table-cell office:value-type="float" office:value="29">
            <text:p>29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sum</text:p>
          </table:table-cell>
          <table:table-cell table:formula="of:=SUM([.B3:.B21])" office:value-type="float" office:value="289350">
            <text:p>289350</text:p>
          </table:table-cell>
          <table:table-cell table:formula="of:=SUM([.C3:.C21])" office:value-type="float" office:value="283">
            <text:p>283</text:p>
          </table:table-cell>
          <table:table-cell table:formula="of:=SUM([.D3:.D21])" office:value-type="float" office:value="16346">
            <text:p>16346</text:p>
          </table:table-cell>
          <table:table-cell table:formula="of:=SUM([.E3:.E21])" office:value-type="float" office:value="14570">
            <text:p>14570</text:p>
          </table:table-cell>
          <table:table-cell table:formula="of:=SUM([.F3:.F21])" office:value-type="float" office:value="8200">
            <text:p>8200</text:p>
          </table:table-cell>
          <table:table-cell table:formula="of:=SUM([.G3:.G21])" office:value-type="float" office:value="18590">
            <text:p>18590</text:p>
          </table:table-cell>
          <table:table-cell table:formula="of:=SUM([.H3:.H21])" office:value-type="float" office:value="6751">
            <text:p>6751</text:p>
          </table:table-cell>
          <table:table-cell table:formula="of:=SUM([.I3:.I21])" office:value-type="float" office:value="6415">
            <text:p>6415</text:p>
          </table:table-cell>
          <table:table-cell table:formula="of:=SUM([.J3:.J21])" office:value-type="float" office:value="8952">
            <text:p>8952</text:p>
          </table:table-cell>
          <table:table-cell table:number-columns-repeated="1013"/>
        </table:table-row>
        <table:table-row table:style-name="ro1">
          <table:table-cell office:value-type="string">
            <text:p>id</text:p>
          </table:table-cell>
          <table:table-cell table:formula="of:=[.B2]" office:value-type="string" office:string-value="svALL">
            <text:p>svALL</text:p>
          </table:table-cell>
          <table:table-cell table:formula="of:=[.C2]" office:value-type="float" office:value="0">
            <text:p>0</text:p>
          </table:table-cell>
          <table:table-cell table:formula="of:=[.D2]" office:value-type="string" office:string-value="sv* ">
            <text:p>sv* </text:p>
          </table:table-cell>
          <table:table-cell table:formula="of:=[.E2]" office:value-type="string" office:string-value="en">
            <text:p>en</text:p>
          </table:table-cell>
          <table:table-cell table:formula="of:=[.F2]" office:value-type="string" office:string-value="nl">
            <text:p>nl</text:p>
          </table:table-cell>
          <table:table-cell table:formula="of:=[.G2]" office:value-type="string" office:string-value="ja">
            <text:p>ja</text:p>
          </table:table-cell>
          <table:table-cell table:formula="of:=[.H2]" office:value-type="string" office:string-value="ko">
            <text:p>ko</text:p>
          </table:table-cell>
          <table:table-cell table:formula="of:=[.I2]" office:value-type="string" office:string-value="he">
            <text:p>he</text:p>
          </table:table-cell>
          <table:table-cell table:formula="of:=[.J2]" office:value-type="string" office:string-value="fi">
            <text:p>fi</text:p>
          </table:table-cell>
          <table:table-cell table:number-columns-repeated="1013"/>
        </table:table-row>
        <table:table-row table:style-name="ro1">
          <table:table-cell table:formula="of:=[.A3]" office:value-type="float" office:value="-2">
            <text:p>-2</text:p>
          </table:table-cell>
          <table:table-cell table:style-name="ce4" table:formula="of:=IF([.B3]&gt;0; [.B3]/[.B$23]; 0)" office:value-type="percentage" office:value="0.0000172801105927078">
            <text:p>0.00%</text:p>
          </table:table-cell>
          <table:table-cell table:style-name="ce4" table:formula="of:=IF([.C3]&gt;0; [.C3]/[.C$23]; 0)" office:value-type="percentage" office:value="0">
            <text:p>0.00%</text:p>
          </table:table-cell>
          <table:table-cell table:style-name="ce4" table:formula="of:=IF([.D3]&gt;0; [.D3]/[.D$23]; 0)" office:value-type="percentage" office:value="0">
            <text:p>0.00%</text:p>
          </table:table-cell>
          <table:table-cell table:style-name="ce4" table:formula="of:=IF([.E3]&gt;0; [.E3]/[.E$23]; 0)" office:value-type="percentage" office:value="0">
            <text:p>0.00%</text:p>
          </table:table-cell>
          <table:table-cell table:style-name="ce4" table:formula="of:=IF([.F3]&gt;0; [.F3]/[.F$23]; 0)" office:value-type="percentage" office:value="0">
            <text:p>0.00%</text:p>
          </table:table-cell>
          <table:table-cell table:style-name="ce4" table:formula="of:=IF([.G3]&gt;0; [.G3]/[.G$23]; 0)" office:value-type="percentage" office:value="0">
            <text:p>0.00%</text:p>
          </table:table-cell>
          <table:table-cell table:style-name="ce4" table:formula="of:=IF([.H3]&gt;0; [.H3]/[.H$23]; 0)" office:value-type="percentage" office:value="0">
            <text:p>0.00%</text:p>
          </table:table-cell>
          <table:table-cell table:style-name="ce4" table:formula="of:=IF([.I3]&gt;0; [.I3]/[.I$23]; 0)" office:value-type="percentage" office:value="0">
            <text:p>0.00%</text:p>
          </table:table-cell>
          <table:table-cell table:style-name="ce4" table:formula="of:=IF([.J3]&gt;0; [.J3]/[.J$23]; 0)" office:value-type="percentage" office:value="0">
            <text:p>0.00%</text:p>
          </table:table-cell>
          <table:table-cell table:number-columns-repeated="1013"/>
        </table:table-row>
        <table:table-row table:style-name="ro1">
          <table:table-cell table:formula="of:=[.A4]" office:value-type="float" office:value="-1">
            <text:p>-1</text:p>
          </table:table-cell>
          <table:table-cell table:style-name="ce4" table:formula="of:=IF([.B4]&gt;0; [.B4]/[.B$23]; 0)" office:value-type="percentage" office:value="0.00768619319163643">
            <text:p>0.77%</text:p>
          </table:table-cell>
          <table:table-cell table:style-name="ce4" table:formula="of:=IF([.C4]&gt;0; [.C4]/[.C$23]; 0)" office:value-type="percentage" office:value="0">
            <text:p>0.00%</text:p>
          </table:table-cell>
          <table:table-cell table:style-name="ce4" table:formula="of:=IF([.D4]&gt;0; [.D4]/[.D$23]; 0)" office:value-type="percentage" office:value="0.000367062278233207">
            <text:p>0.04%</text:p>
          </table:table-cell>
          <table:table-cell table:style-name="ce4" table:formula="of:=IF([.E4]&gt;0; [.E4]/[.E$23]; 0)" office:value-type="percentage" office:value="0.000343170899107756">
            <text:p>0.03%</text:p>
          </table:table-cell>
          <table:table-cell table:style-name="ce4" table:formula="of:=IF([.F4]&gt;0; [.F4]/[.F$23]; 0)" office:value-type="percentage" office:value="0">
            <text:p>0.00%</text:p>
          </table:table-cell>
          <table:table-cell table:style-name="ce4" table:formula="of:=IF([.G4]&gt;0; [.G4]/[.G$23]; 0)" office:value-type="percentage" office:value="0.0000537923614846692">
            <text:p>0.01%</text:p>
          </table:table-cell>
          <table:table-cell table:style-name="ce4" table:formula="of:=IF([.H4]&gt;0; [.H4]/[.H$23]; 0)" office:value-type="percentage" office:value="0.000296252407050807">
            <text:p>0.03%</text:p>
          </table:table-cell>
          <table:table-cell table:style-name="ce4" table:formula="of:=IF([.I4]&gt;0; [.I4]/[.I$23]; 0)" office:value-type="percentage" office:value="0">
            <text:p>0.00%</text:p>
          </table:table-cell>
          <table:table-cell table:style-name="ce4" table:formula="of:=IF([.J4]&gt;0; [.J4]/[.J$23]; 0)" office:value-type="percentage" office:value="0">
            <text:p>0.00%</text:p>
          </table:table-cell>
          <table:table-cell table:number-columns-repeated="1013"/>
        </table:table-row>
        <table:table-row table:style-name="ro1">
          <table:table-cell table:formula="of:=[.A5]" office:value-type="float" office:value="0">
            <text:p>0</text:p>
          </table:table-cell>
          <table:table-cell table:style-name="ce4" table:formula="of:=IF([.B5]&gt;0; [.B5]/[.B$23]; 0)" office:value-type="percentage" office:value="0.740708484534301">
            <text:p>74.07%</text:p>
          </table:table-cell>
          <table:table-cell table:style-name="ce4" table:formula="of:=IF([.C5]&gt;0; [.C5]/[.C$23]; 0)" office:value-type="percentage" office:value="0">
            <text:p>0.00%</text:p>
          </table:table-cell>
          <table:table-cell table:style-name="ce4" table:formula="of:=IF([.D5]&gt;0; [.D5]/[.D$23]; 0)" office:value-type="percentage" office:value="0.88382478893919">
            <text:p>88.38%</text:p>
          </table:table-cell>
          <table:table-cell table:style-name="ce4" table:formula="of:=IF([.E5]&gt;0; [.E5]/[.E$23]; 0)" office:value-type="percentage" office:value="0.400480439258751">
            <text:p>40.05%</text:p>
          </table:table-cell>
          <table:table-cell table:style-name="ce4" table:formula="of:=IF([.F5]&gt;0; [.F5]/[.F$23]; 0)" office:value-type="percentage" office:value="0.751219512195122">
            <text:p>75.12%</text:p>
          </table:table-cell>
          <table:table-cell table:style-name="ce4" table:formula="of:=IF([.G5]&gt;0; [.G5]/[.G$23]; 0)" office:value-type="percentage" office:value="0.710005379236149">
            <text:p>71.00%</text:p>
          </table:table-cell>
          <table:table-cell table:style-name="ce4" table:formula="of:=IF([.H5]&gt;0; [.H5]/[.H$23]; 0)" office:value-type="percentage" office:value="0.859428232854392">
            <text:p>85.94%</text:p>
          </table:table-cell>
          <table:table-cell table:style-name="ce4" table:formula="of:=IF([.I5]&gt;0; [.I5]/[.I$23]; 0)" office:value-type="percentage" office:value="0.84551831644583">
            <text:p>84.55%</text:p>
          </table:table-cell>
          <table:table-cell table:style-name="ce4" table:formula="of:=IF([.J5]&gt;0; [.J5]/[.J$23]; 0)" office:value-type="percentage" office:value="0.862488829311886">
            <text:p>86.25%</text:p>
          </table:table-cell>
          <table:table-cell table:number-columns-repeated="1013"/>
        </table:table-row>
        <table:table-row table:style-name="ro1">
          <table:table-cell table:formula="of:=[.A6]" office:value-type="float" office:value="1">
            <text:p>1</text:p>
          </table:table-cell>
          <table:table-cell table:style-name="ce4" table:formula="of:=IF([.B6]&gt;0; [.B6]/[.B$23]; 0)" office:value-type="percentage" office:value="0.0048315189217211">
            <text:p>0.48%</text:p>
          </table:table-cell>
          <table:table-cell table:style-name="ce4" table:formula="of:=IF([.C6]&gt;0; [.C6]/[.C$23]; 0)" office:value-type="percentage" office:value="0.00353356890459364">
            <text:p>0.35%</text:p>
          </table:table-cell>
          <table:table-cell table:style-name="ce4" table:formula="of:=IF([.D6]&gt;0; [.D6]/[.D$23]; 0)" office:value-type="percentage" office:value="0.0177413434479383">
            <text:p>1.77%</text:p>
          </table:table-cell>
          <table:table-cell table:style-name="ce4" table:formula="of:=IF([.E6]&gt;0; [.E6]/[.E$23]; 0)" office:value-type="percentage" office:value="0.274742621825669">
            <text:p>27.47%</text:p>
          </table:table-cell>
          <table:table-cell table:style-name="ce4" table:formula="of:=IF([.F6]&gt;0; [.F6]/[.F$23]; 0)" office:value-type="percentage" office:value="0.0364634146341463">
            <text:p>3.65%</text:p>
          </table:table-cell>
          <table:table-cell table:style-name="ce4" table:formula="of:=IF([.G6]&gt;0; [.G6]/[.G$23]; 0)" office:value-type="percentage" office:value="0.0987089833243679">
            <text:p>9.87%</text:p>
          </table:table-cell>
          <table:table-cell table:style-name="ce4" table:formula="of:=IF([.H6]&gt;0; [.H6]/[.H$23]; 0)" office:value-type="percentage" office:value="0.00592504814101615">
            <text:p>0.59%</text:p>
          </table:table-cell>
          <table:table-cell table:style-name="ce4" table:formula="of:=IF([.I6]&gt;0; [.I6]/[.I$23]; 0)" office:value-type="percentage" office:value="0.022759158222915">
            <text:p>2.28%</text:p>
          </table:table-cell>
          <table:table-cell table:style-name="ce4" table:formula="of:=IF([.J6]&gt;0; [.J6]/[.J$23]; 0)" office:value-type="percentage" office:value="0.0123994638069705">
            <text:p>1.24%</text:p>
          </table:table-cell>
          <table:table-cell table:number-columns-repeated="1013"/>
        </table:table-row>
        <table:table-row table:style-name="ro1">
          <table:table-cell table:formula="of:=[.A7]" office:value-type="float" office:value="2">
            <text:p>2</text:p>
          </table:table-cell>
          <table:table-cell table:style-name="ce4" table:formula="of:=IF([.B7]&gt;0; [.B7]/[.B$23]; 0)" office:value-type="percentage" office:value="0.00302401935372386">
            <text:p>0.30%</text:p>
          </table:table-cell>
          <table:table-cell table:style-name="ce4" table:formula="of:=IF([.C7]&gt;0; [.C7]/[.C$23]; 0)" office:value-type="percentage" office:value="0.00706713780918728">
            <text:p>0.71%</text:p>
          </table:table-cell>
          <table:table-cell table:style-name="ce4" table:formula="of:=IF([.D7]&gt;0; [.D7]/[.D$23]; 0)" office:value-type="percentage" office:value="0.000978832741955218">
            <text:p>0.10%</text:p>
          </table:table-cell>
          <table:table-cell table:style-name="ce4" table:formula="of:=IF([.E7]&gt;0; [.E7]/[.E$23]; 0)" office:value-type="percentage" office:value="0.00940288263555251">
            <text:p>0.94%</text:p>
          </table:table-cell>
          <table:table-cell table:style-name="ce4" table:formula="of:=IF([.F7]&gt;0; [.F7]/[.F$23]; 0)" office:value-type="percentage" office:value="0.00195121951219512">
            <text:p>0.20%</text:p>
          </table:table-cell>
          <table:table-cell table:style-name="ce4" table:formula="of:=IF([.G7]&gt;0; [.G7]/[.G$23]; 0)" office:value-type="percentage" office:value="0.00129101667563206">
            <text:p>0.13%</text:p>
          </table:table-cell>
          <table:table-cell table:style-name="ce4" table:formula="of:=IF([.H7]&gt;0; [.H7]/[.H$23]; 0)" office:value-type="percentage" office:value="0.000888757221152422">
            <text:p>0.09%</text:p>
          </table:table-cell>
          <table:table-cell table:style-name="ce4" table:formula="of:=IF([.I7]&gt;0; [.I7]/[.I$23]; 0)" office:value-type="percentage" office:value="0.00155884645362432">
            <text:p>0.16%</text:p>
          </table:table-cell>
          <table:table-cell table:style-name="ce4" table:formula="of:=IF([.J7]&gt;0; [.J7]/[.J$23]; 0)" office:value-type="percentage" office:value="0.00111706881143878">
            <text:p>0.11%</text:p>
          </table:table-cell>
          <table:table-cell table:number-columns-repeated="1013"/>
        </table:table-row>
        <table:table-row table:style-name="ro1">
          <table:table-cell table:formula="of:=[.A8]" office:value-type="float" office:value="3">
            <text:p>3</text:p>
          </table:table-cell>
          <table:table-cell table:style-name="ce4" table:formula="of:=IF([.B8]&gt;0; [.B8]/[.B$23]; 0)" office:value-type="percentage" office:value="0.00260238465526179">
            <text:p>0.26%</text:p>
          </table:table-cell>
          <table:table-cell table:style-name="ce4" table:formula="of:=IF([.C8]&gt;0; [.C8]/[.C$23]; 0)" office:value-type="percentage" office:value="0.0106007067137809">
            <text:p>1.06%</text:p>
          </table:table-cell>
          <table:table-cell table:style-name="ce4" table:formula="of:=IF([.D8]&gt;0; [.D8]/[.D$23]; 0)" office:value-type="percentage" office:value="0.000917655695583017">
            <text:p>0.09%</text:p>
          </table:table-cell>
          <table:table-cell table:style-name="ce4" table:formula="of:=IF([.E8]&gt;0; [.E8]/[.E$23]; 0)" office:value-type="percentage" office:value="0.00542210020590254">
            <text:p>0.54%</text:p>
          </table:table-cell>
          <table:table-cell table:style-name="ce4" table:formula="of:=IF([.F8]&gt;0; [.F8]/[.F$23]; 0)" office:value-type="percentage" office:value="0.00195121951219512">
            <text:p>0.20%</text:p>
          </table:table-cell>
          <table:table-cell table:style-name="ce4" table:formula="of:=IF([.G8]&gt;0; [.G8]/[.G$23]; 0)" office:value-type="percentage" office:value="0.000914470145239376">
            <text:p>0.09%</text:p>
          </table:table-cell>
          <table:table-cell table:style-name="ce4" table:formula="of:=IF([.H8]&gt;0; [.H8]/[.H$23]; 0)" office:value-type="percentage" office:value="0.000888757221152422">
            <text:p>0.09%</text:p>
          </table:table-cell>
          <table:table-cell table:style-name="ce4" table:formula="of:=IF([.I8]&gt;0; [.I8]/[.I$23]; 0)" office:value-type="percentage" office:value="0.00124707716289945">
            <text:p>0.12%</text:p>
          </table:table-cell>
          <table:table-cell table:style-name="ce4" table:formula="of:=IF([.J8]&gt;0; [.J8]/[.J$23]; 0)" office:value-type="percentage" office:value="0.00100536193029491">
            <text:p>0.10%</text:p>
          </table:table-cell>
          <table:table-cell table:number-columns-repeated="1013"/>
        </table:table-row>
        <table:table-row table:style-name="ro1">
          <table:table-cell table:formula="of:=[.A9]" office:value-type="float" office:value="4">
            <text:p>4</text:p>
          </table:table-cell>
          <table:table-cell table:style-name="ce4" table:formula="of:=IF([.B9]&gt;0; [.B9]/[.B$23]; 0)" office:value-type="percentage" office:value="0.0000345602211854156">
            <text:p>0.00%</text:p>
          </table:table-cell>
          <table:table-cell table:style-name="ce4" table:formula="of:=IF([.C9]&gt;0; [.C9]/[.C$23]; 0)" office:value-type="percentage" office:value="0.0141342756183746">
            <text:p>1.41%</text:p>
          </table:table-cell>
          <table:table-cell table:style-name="ce4" table:formula="of:=IF([.D9]&gt;0; [.D9]/[.D$23]; 0)" office:value-type="percentage" office:value="0">
            <text:p>0.00%</text:p>
          </table:table-cell>
          <table:table-cell table:style-name="ce4" table:formula="of:=IF([.E9]&gt;0; [.E9]/[.E$23]; 0)" office:value-type="percentage" office:value="0.00137268359643102">
            <text:p>0.14%</text:p>
          </table:table-cell>
          <table:table-cell table:style-name="ce4" table:formula="of:=IF([.F9]&gt;0; [.F9]/[.F$23]; 0)" office:value-type="percentage" office:value="0.000487804878048781">
            <text:p>0.05%</text:p>
          </table:table-cell>
          <table:table-cell table:style-name="ce4" table:formula="of:=IF([.G9]&gt;0; [.G9]/[.G$23]; 0)" office:value-type="percentage" office:value="0.000914470145239376">
            <text:p>0.09%</text:p>
          </table:table-cell>
          <table:table-cell table:style-name="ce4" table:formula="of:=IF([.H9]&gt;0; [.H9]/[.H$23]; 0)" office:value-type="percentage" office:value="0.00385128129166049">
            <text:p>0.39%</text:p>
          </table:table-cell>
          <table:table-cell table:style-name="ce4" table:formula="of:=IF([.I9]&gt;0; [.I9]/[.I$23]; 0)" office:value-type="percentage" office:value="0.00249415432579891">
            <text:p>0.25%</text:p>
          </table:table-cell>
          <table:table-cell table:style-name="ce4" table:formula="of:=IF([.J9]&gt;0; [.J9]/[.J$23]; 0)" office:value-type="percentage" office:value="0">
            <text:p>0.00%</text:p>
          </table:table-cell>
          <table:table-cell table:number-columns-repeated="1013"/>
        </table:table-row>
        <table:table-row table:style-name="ro1">
          <table:table-cell table:formula="of:=[.A10]" office:value-type="float" office:value="5">
            <text:p>5</text:p>
          </table:table-cell>
          <table:table-cell table:style-name="ce4" table:formula="of:=IF([.B10]&gt;0; [.B10]/[.B$23]; 0)" office:value-type="percentage" office:value="0.000618627959218939">
            <text:p>0.06%</text:p>
          </table:table-cell>
          <table:table-cell table:style-name="ce4" table:formula="of:=IF([.C10]&gt;0; [.C10]/[.C$23]; 0)" office:value-type="percentage" office:value="0.0176678445229682">
            <text:p>1.77%</text:p>
          </table:table-cell>
          <table:table-cell table:style-name="ce4" table:formula="of:=IF([.D10]&gt;0; [.D10]/[.D$23]; 0)" office:value-type="percentage" office:value="0.000183531139116603">
            <text:p>0.02%</text:p>
          </table:table-cell>
          <table:table-cell table:style-name="ce4" table:formula="of:=IF([.E10]&gt;0; [.E10]/[.E$23]; 0)" office:value-type="percentage" office:value="0.00452985586822237">
            <text:p>0.45%</text:p>
          </table:table-cell>
          <table:table-cell table:style-name="ce4" table:formula="of:=IF([.F10]&gt;0; [.F10]/[.F$23]; 0)" office:value-type="percentage" office:value="0">
            <text:p>0.00%</text:p>
          </table:table-cell>
          <table:table-cell table:style-name="ce4" table:formula="of:=IF([.G10]&gt;0; [.G10]/[.G$23]; 0)" office:value-type="percentage" office:value="0.000430338891877353">
            <text:p>0.04%</text:p>
          </table:table-cell>
          <table:table-cell table:style-name="ce4" table:formula="of:=IF([.H10]&gt;0; [.H10]/[.H$23]; 0)" office:value-type="percentage" office:value="0.000592504814101615">
            <text:p>0.06%</text:p>
          </table:table-cell>
          <table:table-cell table:style-name="ce4" table:formula="of:=IF([.I10]&gt;0; [.I10]/[.I$23]; 0)" office:value-type="percentage" office:value="0.000311769290724864">
            <text:p>0.03%</text:p>
          </table:table-cell>
          <table:table-cell table:style-name="ce4" table:formula="of:=IF([.J10]&gt;0; [.J10]/[.J$23]; 0)" office:value-type="percentage" office:value="0.000335120643431635">
            <text:p>0.03%</text:p>
          </table:table-cell>
          <table:table-cell table:number-columns-repeated="1013"/>
        </table:table-row>
        <table:table-row table:style-name="ro1">
          <table:table-cell table:formula="of:=[.A11]" office:value-type="float" office:value="6">
            <text:p>6</text:p>
          </table:table-cell>
          <table:table-cell table:style-name="ce4" table:formula="of:=IF([.B11]&gt;0; [.B11]/[.B$23]; 0)" office:value-type="percentage" office:value="0.202042509072058">
            <text:p>20.20%</text:p>
          </table:table-cell>
          <table:table-cell table:style-name="ce4" table:formula="of:=IF([.C11]&gt;0; [.C11]/[.C$23]; 0)" office:value-type="percentage" office:value="0.0212014134275618">
            <text:p>2.12%</text:p>
          </table:table-cell>
          <table:table-cell table:style-name="ce4" table:formula="of:=IF([.D11]&gt;0; [.D11]/[.D$23]; 0)" office:value-type="percentage" office:value="0.000183531139116603">
            <text:p>0.02%</text:p>
          </table:table-cell>
          <table:table-cell table:style-name="ce4" table:formula="of:=IF([.E11]&gt;0; [.E11]/[.E$23]; 0)" office:value-type="percentage" office:value="0.00164722031571723">
            <text:p>0.16%</text:p>
          </table:table-cell>
          <table:table-cell table:style-name="ce4" table:formula="of:=IF([.F11]&gt;0; [.F11]/[.F$23]; 0)" office:value-type="percentage" office:value="0">
            <text:p>0.00%</text:p>
          </table:table-cell>
          <table:table-cell table:style-name="ce4" table:formula="of:=IF([.G11]&gt;0; [.G11]/[.G$23]; 0)" office:value-type="percentage" office:value="0.000322754168908015">
            <text:p>0.03%</text:p>
          </table:table-cell>
          <table:table-cell table:style-name="ce4" table:formula="of:=IF([.H11]&gt;0; [.H11]/[.H$23]; 0)" office:value-type="percentage" office:value="0">
            <text:p>0.00%</text:p>
          </table:table-cell>
          <table:table-cell table:style-name="ce4" table:formula="of:=IF([.I11]&gt;0; [.I11]/[.I$23]; 0)" office:value-type="percentage" office:value="0">
            <text:p>0.00%</text:p>
          </table:table-cell>
          <table:table-cell table:style-name="ce4" table:formula="of:=IF([.J11]&gt;0; [.J11]/[.J$23]; 0)" office:value-type="percentage" office:value="0">
            <text:p>0.00%</text:p>
          </table:table-cell>
          <table:table-cell table:number-columns-repeated="1013"/>
        </table:table-row>
        <table:table-row table:style-name="ro1">
          <table:table-cell table:formula="of:=[.A12]" office:value-type="float" office:value="7">
            <text:p>7</text:p>
          </table:table-cell>
          <table:table-cell table:style-name="ce4" table:formula="of:=IF([.B12]&gt;0; [.B12]/[.B$23]; 0)" office:value-type="percentage" office:value="0.0000103680663556247">
            <text:p>0.00%</text:p>
          </table:table-cell>
          <table:table-cell table:style-name="ce4" table:formula="of:=IF([.C12]&gt;0; [.C12]/[.C$23]; 0)" office:value-type="percentage" office:value="0">
            <text:p>0.00%</text:p>
          </table:table-cell>
          <table:table-cell table:style-name="ce4" table:formula="of:=IF([.D12]&gt;0; [.D12]/[.D$23]; 0)" office:value-type="percentage" office:value="0">
            <text:p>0.00%</text:p>
          </table:table-cell>
          <table:table-cell table:style-name="ce4" table:formula="of:=IF([.E12]&gt;0; [.E12]/[.E$23]; 0)" office:value-type="percentage" office:value="0">
            <text:p>0.00%</text:p>
          </table:table-cell>
          <table:table-cell table:style-name="ce4" table:formula="of:=IF([.F12]&gt;0; [.F12]/[.F$23]; 0)" office:value-type="percentage" office:value="0">
            <text:p>0.00%</text:p>
          </table:table-cell>
          <table:table-cell table:style-name="ce4" table:formula="of:=IF([.G12]&gt;0; [.G12]/[.G$23]; 0)" office:value-type="percentage" office:value="0">
            <text:p>0.00%</text:p>
          </table:table-cell>
          <table:table-cell table:style-name="ce4" table:formula="of:=IF([.H12]&gt;0; [.H12]/[.H$23]; 0)" office:value-type="percentage" office:value="0">
            <text:p>0.00%</text:p>
          </table:table-cell>
          <table:table-cell table:style-name="ce4" table:formula="of:=IF([.I12]&gt;0; [.I12]/[.I$23]; 0)" office:value-type="percentage" office:value="0">
            <text:p>0.00%</text:p>
          </table:table-cell>
          <table:table-cell table:style-name="ce4" table:formula="of:=IF([.J12]&gt;0; [.J12]/[.J$23]; 0)" office:value-type="percentage" office:value="0">
            <text:p>0.00%</text:p>
          </table:table-cell>
          <table:table-cell table:number-columns-repeated="1013"/>
        </table:table-row>
        <table:table-row table:style-name="ro1">
          <table:table-cell table:formula="of:=[.A13]" office:value-type="float" office:value="8">
            <text:p>8</text:p>
          </table:table-cell>
          <table:table-cell table:style-name="ce4" table:formula="of:=IF([.B13]&gt;0; [.B13]/[.B$23]; 0)" office:value-type="percentage" office:value="0.0000380162433039571">
            <text:p>0.00%</text:p>
          </table:table-cell>
          <table:table-cell table:style-name="ce4" table:formula="of:=IF([.C13]&gt;0; [.C13]/[.C$23]; 0)" office:value-type="percentage" office:value="0">
            <text:p>0.00%</text:p>
          </table:table-cell>
          <table:table-cell table:style-name="ce4" table:formula="of:=IF([.D13]&gt;0; [.D13]/[.D$23]; 0)" office:value-type="percentage" office:value="0">
            <text:p>0.00%</text:p>
          </table:table-cell>
          <table:table-cell table:style-name="ce4" table:formula="of:=IF([.E13]&gt;0; [.E13]/[.E$23]; 0)" office:value-type="percentage" office:value="0.0000686341798215511">
            <text:p>0.01%</text:p>
          </table:table-cell>
          <table:table-cell table:style-name="ce4" table:formula="of:=IF([.F13]&gt;0; [.F13]/[.F$23]; 0)" office:value-type="percentage" office:value="0">
            <text:p>0.00%</text:p>
          </table:table-cell>
          <table:table-cell table:style-name="ce4" table:formula="of:=IF([.G13]&gt;0; [.G13]/[.G$23]; 0)" office:value-type="percentage" office:value="0">
            <text:p>0.00%</text:p>
          </table:table-cell>
          <table:table-cell table:style-name="ce4" table:formula="of:=IF([.H13]&gt;0; [.H13]/[.H$23]; 0)" office:value-type="percentage" office:value="0">
            <text:p>0.00%</text:p>
          </table:table-cell>
          <table:table-cell table:style-name="ce4" table:formula="of:=IF([.I13]&gt;0; [.I13]/[.I$23]; 0)" office:value-type="percentage" office:value="0">
            <text:p>0.00%</text:p>
          </table:table-cell>
          <table:table-cell table:style-name="ce4" table:formula="of:=IF([.J13]&gt;0; [.J13]/[.J$23]; 0)" office:value-type="percentage" office:value="0">
            <text:p>0.00%</text:p>
          </table:table-cell>
          <table:table-cell table:number-columns-repeated="1013"/>
        </table:table-row>
        <table:table-row table:style-name="ro1">
          <table:table-cell table:formula="of:=[.A14]" office:value-type="float" office:value="9">
            <text:p>9</text:p>
          </table:table-cell>
          <table:table-cell table:style-name="ce4" table:formula="of:=IF([.B14]&gt;0; [.B14]/[.B$23]; 0)" office:value-type="percentage" office:value="0.0000276481769483325">
            <text:p>0.00%</text:p>
          </table:table-cell>
          <table:table-cell table:style-name="ce4" table:formula="of:=IF([.C14]&gt;0; [.C14]/[.C$23]; 0)" office:value-type="percentage" office:value="0">
            <text:p>0.00%</text:p>
          </table:table-cell>
          <table:table-cell table:style-name="ce4" table:formula="of:=IF([.D14]&gt;0; [.D14]/[.D$23]; 0)" office:value-type="percentage" office:value="0">
            <text:p>0.00%</text:p>
          </table:table-cell>
          <table:table-cell table:style-name="ce4" table:formula="of:=IF([.E14]&gt;0; [.E14]/[.E$23]; 0)" office:value-type="percentage" office:value="0">
            <text:p>0.00%</text:p>
          </table:table-cell>
          <table:table-cell table:style-name="ce4" table:formula="of:=IF([.F14]&gt;0; [.F14]/[.F$23]; 0)" office:value-type="percentage" office:value="0">
            <text:p>0.00%</text:p>
          </table:table-cell>
          <table:table-cell table:style-name="ce4" table:formula="of:=IF([.G14]&gt;0; [.G14]/[.G$23]; 0)" office:value-type="percentage" office:value="0">
            <text:p>0.00%</text:p>
          </table:table-cell>
          <table:table-cell table:style-name="ce4" table:formula="of:=IF([.H14]&gt;0; [.H14]/[.H$23]; 0)" office:value-type="percentage" office:value="0">
            <text:p>0.00%</text:p>
          </table:table-cell>
          <table:table-cell table:style-name="ce4" table:formula="of:=IF([.I14]&gt;0; [.I14]/[.I$23]; 0)" office:value-type="percentage" office:value="0">
            <text:p>0.00%</text:p>
          </table:table-cell>
          <table:table-cell table:style-name="ce4" table:formula="of:=IF([.J14]&gt;0; [.J14]/[.J$23]; 0)" office:value-type="percentage" office:value="0">
            <text:p>0.00%</text:p>
          </table:table-cell>
          <table:table-cell table:number-columns-repeated="1013"/>
        </table:table-row>
        <table:table-row table:style-name="ro1">
          <table:table-cell table:formula="of:=[.A15]" office:value-type="float" office:value="10">
            <text:p>10</text:p>
          </table:table-cell>
          <table:table-cell table:style-name="ce4" table:formula="of:=IF([.B15]&gt;0; [.B15]/[.B$23]; 0)" office:value-type="percentage" office:value="0.00200103680663556">
            <text:p>0.20%</text:p>
          </table:table-cell>
          <table:table-cell table:style-name="ce4" table:formula="of:=IF([.C15]&gt;0; [.C15]/[.C$23]; 0)" office:value-type="percentage" office:value="0.0353356890459364">
            <text:p>3.53%</text:p>
          </table:table-cell>
          <table:table-cell table:style-name="ce4" table:formula="of:=IF([.D15]&gt;0; [.D15]/[.D$23]; 0)" office:value-type="percentage" office:value="0.00795301602838615">
            <text:p>0.80%</text:p>
          </table:table-cell>
          <table:table-cell table:style-name="ce4" table:formula="of:=IF([.E15]&gt;0; [.E15]/[.E$23]; 0)" office:value-type="percentage" office:value="0.0503774879890185">
            <text:p>5.04%</text:p>
          </table:table-cell>
          <table:table-cell table:style-name="ce4" table:formula="of:=IF([.F15]&gt;0; [.F15]/[.F$23]; 0)" office:value-type="percentage" office:value="0.00280487804878049">
            <text:p>0.28%</text:p>
          </table:table-cell>
          <table:table-cell table:style-name="ce4" table:formula="of:=IF([.G15]&gt;0; [.G15]/[.G$23]; 0)" office:value-type="percentage" office:value="0.0099515868746638">
            <text:p>1.00%</text:p>
          </table:table-cell>
          <table:table-cell table:style-name="ce4" table:formula="of:=IF([.H15]&gt;0; [.H15]/[.H$23]; 0)" office:value-type="percentage" office:value="0.0039994074951859">
            <text:p>0.40%</text:p>
          </table:table-cell>
          <table:table-cell table:style-name="ce4" table:formula="of:=IF([.I15]&gt;0; [.I15]/[.I$23]; 0)" office:value-type="percentage" office:value="0.00389711613406079">
            <text:p>0.39%</text:p>
          </table:table-cell>
          <table:table-cell table:style-name="ce4" table:formula="of:=IF([.J15]&gt;0; [.J15]/[.J$23]; 0)" office:value-type="percentage" office:value="0.00290437890974084">
            <text:p>0.29%</text:p>
          </table:table-cell>
          <table:table-cell table:number-columns-repeated="1013"/>
        </table:table-row>
        <table:table-row table:style-name="ro1">
          <table:table-cell table:formula="of:=[.A16]" office:value-type="float" office:value="11">
            <text:p>11</text:p>
          </table:table-cell>
          <table:table-cell table:style-name="ce4" table:formula="of:=IF([.B16]&gt;0; [.B16]/[.B$23]; 0)" office:value-type="percentage" office:value="0.000276481769483325">
            <text:p>0.03%</text:p>
          </table:table-cell>
          <table:table-cell table:style-name="ce4" table:formula="of:=IF([.C16]&gt;0; [.C16]/[.C$23]; 0)" office:value-type="percentage" office:value="0.03886925795053">
            <text:p>3.89%</text:p>
          </table:table-cell>
          <table:table-cell table:style-name="ce4" table:formula="of:=IF([.D16]&gt;0; [.D16]/[.D$23]; 0)" office:value-type="percentage" office:value="0.000795301602838615">
            <text:p>0.08%</text:p>
          </table:table-cell>
          <table:table-cell table:style-name="ce4" table:formula="of:=IF([.E16]&gt;0; [.E16]/[.E$23]; 0)" office:value-type="percentage" office:value="0.0287577213452299">
            <text:p>2.88%</text:p>
          </table:table-cell>
          <table:table-cell table:style-name="ce4" table:formula="of:=IF([.F16]&gt;0; [.F16]/[.F$23]; 0)" office:value-type="percentage" office:value="0.000365853658536585">
            <text:p>0.04%</text:p>
          </table:table-cell>
          <table:table-cell table:style-name="ce4" table:formula="of:=IF([.G16]&gt;0; [.G16]/[.G$23]; 0)" office:value-type="percentage" office:value="0.00236686390532544">
            <text:p>0.24%</text:p>
          </table:table-cell>
          <table:table-cell table:style-name="ce4" table:formula="of:=IF([.H16]&gt;0; [.H16]/[.H$23]; 0)" office:value-type="percentage" office:value="0.000592504814101615">
            <text:p>0.06%</text:p>
          </table:table-cell>
          <table:table-cell table:style-name="ce4" table:formula="of:=IF([.I16]&gt;0; [.I16]/[.I$23]; 0)" office:value-type="percentage" office:value="0.00280592361652377">
            <text:p>0.28%</text:p>
          </table:table-cell>
          <table:table-cell table:style-name="ce4" table:formula="of:=IF([.J16]&gt;0; [.J16]/[.J$23]; 0)" office:value-type="percentage" office:value="0.000335120643431635">
            <text:p>0.03%</text:p>
          </table:table-cell>
          <table:table-cell table:number-columns-repeated="1013"/>
        </table:table-row>
        <table:table-row table:style-name="ro1">
          <table:table-cell table:formula="of:=[.A17]" office:value-type="float" office:value="12">
            <text:p>12</text:p>
          </table:table-cell>
          <table:table-cell table:style-name="ce4" table:formula="of:=IF([.B17]&gt;0; [.B17]/[.B$23]; 0)" office:value-type="percentage" office:value="0.0000241921548297909">
            <text:p>0.00%</text:p>
          </table:table-cell>
          <table:table-cell table:style-name="ce4" table:formula="of:=IF([.C17]&gt;0; [.C17]/[.C$23]; 0)" office:value-type="percentage" office:value="0.0424028268551237">
            <text:p>4.24%</text:p>
          </table:table-cell>
          <table:table-cell table:style-name="ce4" table:formula="of:=IF([.D17]&gt;0; [.D17]/[.D$23]; 0)" office:value-type="percentage" office:value="0.0000611770463722012">
            <text:p>0.01%</text:p>
          </table:table-cell>
          <table:table-cell table:style-name="ce4" table:formula="of:=IF([.E17]&gt;0; [.E17]/[.E$23]; 0)" office:value-type="percentage" office:value="0.000549073438572409">
            <text:p>0.05%</text:p>
          </table:table-cell>
          <table:table-cell table:style-name="ce4" table:formula="of:=IF([.F17]&gt;0; [.F17]/[.F$23]; 0)" office:value-type="percentage" office:value="0.00024390243902439">
            <text:p>0.02%</text:p>
          </table:table-cell>
          <table:table-cell table:style-name="ce4" table:formula="of:=IF([.G17]&gt;0; [.G17]/[.G$23]; 0)" office:value-type="percentage" office:value="0.000161377084454008">
            <text:p>0.02%</text:p>
          </table:table-cell>
          <table:table-cell table:style-name="ce4" table:formula="of:=IF([.H17]&gt;0; [.H17]/[.H$23]; 0)" office:value-type="percentage" office:value="0">
            <text:p>0.00%</text:p>
          </table:table-cell>
          <table:table-cell table:style-name="ce4" table:formula="of:=IF([.I17]&gt;0; [.I17]/[.I$23]; 0)" office:value-type="percentage" office:value="0.000155884645362432">
            <text:p>0.02%</text:p>
          </table:table-cell>
          <table:table-cell table:style-name="ce4" table:formula="of:=IF([.J17]&gt;0; [.J17]/[.J$23]; 0)" office:value-type="percentage" office:value="0.000223413762287757">
            <text:p>0.02%</text:p>
          </table:table-cell>
          <table:table-cell table:number-columns-repeated="1013"/>
        </table:table-row>
        <table:table-row table:style-name="ro1">
          <table:table-cell table:formula="of:=[.A18]" office:value-type="float" office:value="14">
            <text:p>14</text:p>
          </table:table-cell>
          <table:table-cell table:style-name="ce4" table:formula="of:=IF([.B18]&gt;0; [.B18]/[.B$23]; 0)" office:value-type="percentage" office:value="0.0352134093658199">
            <text:p>3.52%</text:p>
          </table:table-cell>
          <table:table-cell table:style-name="ce4" table:formula="of:=IF([.C18]&gt;0; [.C18]/[.C$23]; 0)" office:value-type="percentage" office:value="0.049469964664311">
            <text:p>4.95%</text:p>
          </table:table-cell>
          <table:table-cell table:style-name="ce4" table:formula="of:=IF([.D18]&gt;0; [.D18]/[.D$23]; 0)" office:value-type="percentage" office:value="0.0788572127737673">
            <text:p>7.89%</text:p>
          </table:table-cell>
          <table:table-cell table:style-name="ce4" table:formula="of:=IF([.E18]&gt;0; [.E18]/[.E$23]; 0)" office:value-type="percentage" office:value="0.179341111873713">
            <text:p>17.93%</text:p>
          </table:table-cell>
          <table:table-cell table:style-name="ce4" table:formula="of:=IF([.F18]&gt;0; [.F18]/[.F$23]; 0)" office:value-type="percentage" office:value="0.179390243902439">
            <text:p>17.94%</text:p>
          </table:table-cell>
          <table:table-cell table:style-name="ce4" table:formula="of:=IF([.G18]&gt;0; [.G18]/[.G$23]; 0)" office:value-type="percentage" office:value="0.162937062937063">
            <text:p>16.29%</text:p>
          </table:table-cell>
          <table:table-cell table:style-name="ce4" table:formula="of:=IF([.H18]&gt;0; [.H18]/[.H$23]; 0)" office:value-type="percentage" office:value="0.122500370315509">
            <text:p>12.25%</text:p>
          </table:table-cell>
          <table:table-cell table:style-name="ce4" table:formula="of:=IF([.I18]&gt;0; [.I18]/[.I$23]; 0)" office:value-type="percentage" office:value="0.101169134840218">
            <text:p>10.12%</text:p>
          </table:table-cell>
          <table:table-cell table:style-name="ce4" table:formula="of:=IF([.J18]&gt;0; [.J18]/[.J$23]; 0)" office:value-type="percentage" office:value="0.113159070598749">
            <text:p>11.32%</text:p>
          </table:table-cell>
          <table:table-cell table:number-columns-repeated="1013"/>
        </table:table-row>
        <table:table-row table:style-name="ro1">
          <table:table-cell table:formula="of:=[.A19]" office:value-type="float" office:value="15">
            <text:p>15</text:p>
          </table:table-cell>
          <table:table-cell table:style-name="ce4" table:formula="of:=IF([.B19]&gt;0; [.B19]/[.B$23]; 0)" office:value-type="percentage" office:value="0.00022118541558666">
            <text:p>0.02%</text:p>
          </table:table-cell>
          <table:table-cell table:style-name="ce4" table:formula="of:=IF([.C19]&gt;0; [.C19]/[.C$23]; 0)" office:value-type="percentage" office:value="0.0530035335689046">
            <text:p>5.30%</text:p>
          </table:table-cell>
          <table:table-cell table:style-name="ce4" table:formula="of:=IF([.D19]&gt;0; [.D19]/[.D$23]; 0)" office:value-type="percentage" office:value="0.000428239324605408">
            <text:p>0.04%</text:p>
          </table:table-cell>
          <table:table-cell table:style-name="ce4" table:formula="of:=IF([.E19]&gt;0; [.E19]/[.E$23]; 0)" office:value-type="percentage" office:value="0.0029512697323267">
            <text:p>0.30%</text:p>
          </table:table-cell>
          <table:table-cell table:style-name="ce4" table:formula="of:=IF([.F19]&gt;0; [.F19]/[.F$23]; 0)" office:value-type="percentage" office:value="0.00158536585365854">
            <text:p>0.16%</text:p>
          </table:table-cell>
          <table:table-cell table:style-name="ce4" table:formula="of:=IF([.G19]&gt;0; [.G19]/[.G$23]; 0)" office:value-type="percentage" office:value="0.00285099515868747">
            <text:p>0.29%</text:p>
          </table:table-cell>
          <table:table-cell table:style-name="ce4" table:formula="of:=IF([.H19]&gt;0; [.H19]/[.H$23]; 0)" office:value-type="percentage" office:value="0.00103688342467783">
            <text:p>0.10%</text:p>
          </table:table-cell>
          <table:table-cell table:style-name="ce4" table:formula="of:=IF([.I19]&gt;0; [.I19]/[.I$23]; 0)" office:value-type="percentage" office:value="0.000467653936087295">
            <text:p>0.05%</text:p>
          </table:table-cell>
          <table:table-cell table:style-name="ce4" table:formula="of:=IF([.J19]&gt;0; [.J19]/[.J$23]; 0)" office:value-type="percentage" office:value="0">
            <text:p>0.00%</text:p>
          </table:table-cell>
          <table:table-cell table:number-columns-repeated="1013"/>
        </table:table-row>
        <table:table-row table:style-name="ro1">
          <table:table-cell table:formula="of:=[.A20]" office:value-type="float" office:value="100">
            <text:p>100</text:p>
          </table:table-cell>
          <table:table-cell table:style-name="ce4" table:formula="of:=IF([.B20]&gt;0; [.B20]/[.B$23]; 0)" office:value-type="percentage" office:value="0.000601347848626231">
            <text:p>0.06%</text:p>
          </table:table-cell>
          <table:table-cell table:style-name="ce4" table:formula="of:=IF([.C20]&gt;0; [.C20]/[.C$23]; 0)" office:value-type="percentage" office:value="0.353356890459364">
            <text:p>35.34%</text:p>
          </table:table-cell>
          <table:table-cell table:style-name="ce4" table:formula="of:=IF([.D20]&gt;0; [.D20]/[.D$23]; 0)" office:value-type="percentage" office:value="0.00746359965740854">
            <text:p>0.75%</text:p>
          </table:table-cell>
          <table:table-cell table:style-name="ce4" table:formula="of:=IF([.E20]&gt;0; [.E20]/[.E$23]; 0)" office:value-type="percentage" office:value="0.0340425531914894">
            <text:p>3.40%</text:p>
          </table:table-cell>
          <table:table-cell table:style-name="ce4" table:formula="of:=IF([.F20]&gt;0; [.F20]/[.F$23]; 0)" office:value-type="percentage" office:value="0.02">
            <text:p>2.00%</text:p>
          </table:table-cell>
          <table:table-cell table:style-name="ce4" table:formula="of:=IF([.G20]&gt;0; [.G20]/[.G$23]; 0)" office:value-type="percentage" office:value="0.00570199031737493">
            <text:p>0.57%</text:p>
          </table:table-cell>
          <table:table-cell table:style-name="ce4" table:formula="of:=IF([.H20]&gt;0; [.H20]/[.H$23]; 0)" office:value-type="percentage" office:value="0">
            <text:p>0.00%</text:p>
          </table:table-cell>
          <table:table-cell table:style-name="ce4" table:formula="of:=IF([.I20]&gt;0; [.I20]/[.I$23]; 0)" office:value-type="percentage" office:value="0.0129384255650818">
            <text:p>1.29%</text:p>
          </table:table-cell>
          <table:table-cell table:style-name="ce4" table:formula="of:=IF([.J20]&gt;0; [.J20]/[.J$23]; 0)" office:value-type="percentage" office:value="0.00603217158176944">
            <text:p>0.60%</text:p>
          </table:table-cell>
          <table:table-cell table:number-columns-repeated="1013"/>
        </table:table-row>
        <table:table-row table:style-name="ro1">
          <table:table-cell table:formula="of:=[.A21]" office:value-type="float" office:value="101">
            <text:p>101</text:p>
          </table:table-cell>
          <table:table-cell table:style-name="ce4" table:formula="of:=IF([.B21]&gt;0; [.B21]/[.B$23]; 0)" office:value-type="percentage" office:value="0.0000207361327112493">
            <text:p>0.00%</text:p>
          </table:table-cell>
          <table:table-cell table:style-name="ce4" table:formula="of:=IF([.C21]&gt;0; [.C21]/[.C$23]; 0)" office:value-type="percentage" office:value="0.356890459363958">
            <text:p>35.69%</text:p>
          </table:table-cell>
          <table:table-cell table:style-name="ce4" table:formula="of:=IF([.D21]&gt;0; [.D21]/[.D$23]; 0)" office:value-type="percentage" office:value="0.000244708185488805">
            <text:p>0.02%</text:p>
          </table:table-cell>
          <table:table-cell table:style-name="ce4" table:formula="of:=IF([.E21]&gt;0; [.E21]/[.E$23]; 0)" office:value-type="percentage" office:value="0.00597117364447495">
            <text:p>0.60%</text:p>
          </table:table-cell>
          <table:table-cell table:style-name="ce4" table:formula="of:=IF([.F21]&gt;0; [.F21]/[.F$23]; 0)" office:value-type="percentage" office:value="0.00353658536585366">
            <text:p>0.35%</text:p>
          </table:table-cell>
          <table:table-cell table:style-name="ce4" table:formula="of:=IF([.G21]&gt;0; [.G21]/[.G$23]; 0)" office:value-type="percentage" office:value="0.00338891877353416">
            <text:p>0.34%</text:p>
          </table:table-cell>
          <table:table-cell table:style-name="ce4" table:formula="of:=IF([.H21]&gt;0; [.H21]/[.H$23]; 0)" office:value-type="percentage" office:value="0">
            <text:p>0.00%</text:p>
          </table:table-cell>
          <table:table-cell table:style-name="ce4" table:formula="of:=IF([.I21]&gt;0; [.I21]/[.I$23]; 0)" office:value-type="percentage" office:value="0.00467653936087295">
            <text:p>0.47%</text:p>
          </table:table-cell>
          <table:table-cell table:style-name="ce4" table:formula="of:=IF([.J21]&gt;0; [.J21]/[.J$23]; 0)" office:value-type="percentage" office:value="0">
            <text:p>0.00%</text:p>
          </table:table-cell>
          <table:table-cell table:number-columns-repeated="1013"/>
        </table:table-row>
        <table:table-row table:style-name="ro1" table:number-rows-repeated="104853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5">11/15/2012</text:date>, <text:time>21:3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K </meta:initial-creator>
    <meta:creation-date>2012-11-15T20:53:48</meta:creation-date>
    <dc:date>2012-11-15T21:36:51</dc:date>
    <dc:creator>MK </dc:creator>
    <meta:editing-duration>PT43M3S</meta:editing-duration>
    <meta:editing-cycles>5</meta:editing-cycles>
    <meta:generator>LibreOffice/3.4$Unix LibreOffice_project/340m1$Build-502</meta:generator>
    <meta:document-statistic meta:table-count="3" meta:cell-count="4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1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 style:data-style-name="N11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11"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11">
      <style:graphic-properties draw:stroke="none" draw:fill-color="#aecf00" dr3d:edge-rounding="5%"/>
      <style:text-properties fo:font-size="10pt" style:font-size-asian="10pt" style:font-size-complex="10pt"/>
    </style:style>
    <style:style style:name="ch14" style:family="chart" style:data-style-name="N11">
      <style:graphic-properties draw:stroke="none" draw:fill-color="#4b1f6f" dr3d:edge-rounding="5%"/>
      <style:text-properties fo:font-size="10pt" style:font-size-asian="10pt" style:font-size-complex="10pt"/>
    </style:style>
    <style:style style:name="ch15" style:family="chart" style:data-style-name="N11"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11"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8" style:family="chart" style:data-style-name="N11">
      <style:graphic-properties draw:stroke="none" draw:fill-color="#7e002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88cm" svg:y="1.96cm" style:legend-expansion="high" chart:style-name="ch2"/>
        <chart:plot-area chart:style-name="ch3" table:cell-range-address="Sheet1.A24:Sheet1.J43" chart:data-source-has-labels="both" svg:x="0.77cm" svg:y="0.855cm" svg:width="12.178cm" svg:height="7.545cm">
          <chartooo:coordinate-region svg:x="1.894cm" svg:y="1.054cm" svg:width="11.054cm" svg:height="6.699cm"/>
          <chart:axis chart:dimension="x" chart:name="primary-x" chart:style-name="ch4" chartooo:axis-type="auto">
            <chartooo:date-scale/>
            <chart:categories table:cell-range-address="Sheet1.B24:Sheet1.J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5:Sheet1.J25" chart:label-cell-address="Sheet1.A25:Sheet1.A25" chart:class="chart:bar">
            <chart:data-point chart:repeated="8"/>
          </chart:series>
          <chart:series chart:style-name="ch8" chart:values-cell-range-address="Sheet1.B26:Sheet1.J26" chart:label-cell-address="Sheet1.A26:Sheet1.A26" chart:class="chart:bar">
            <chart:data-point chart:repeated="8"/>
          </chart:series>
          <chart:series chart:style-name="ch9" chart:values-cell-range-address="Sheet1.B27:Sheet1.J27" chart:label-cell-address="Sheet1.A27:Sheet1.A27" chart:class="chart:bar">
            <chart:data-point chart:repeated="8"/>
          </chart:series>
          <chart:series chart:style-name="ch10" chart:values-cell-range-address="Sheet1.B28:Sheet1.J28" chart:label-cell-address="Sheet1.A28:Sheet1.A28" chart:class="chart:bar">
            <chart:data-point chart:repeated="8"/>
          </chart:series>
          <chart:series chart:style-name="ch11" chart:values-cell-range-address="Sheet1.B29:Sheet1.J29" chart:label-cell-address="Sheet1.A29:Sheet1.A29" chart:class="chart:bar">
            <chart:data-point chart:repeated="8"/>
          </chart:series>
          <chart:series chart:style-name="ch12" chart:values-cell-range-address="Sheet1.B30:Sheet1.J30" chart:label-cell-address="Sheet1.A30:Sheet1.A30" chart:class="chart:bar">
            <chart:data-point chart:repeated="8"/>
          </chart:series>
          <chart:series chart:style-name="ch13" chart:values-cell-range-address="Sheet1.B31:Sheet1.J31" chart:label-cell-address="Sheet1.A31:Sheet1.A31" chart:class="chart:bar">
            <chart:data-point chart:repeated="8"/>
          </chart:series>
          <chart:series chart:style-name="ch14" chart:values-cell-range-address="Sheet1.B32:Sheet1.J32" chart:label-cell-address="Sheet1.A32:Sheet1.A32" chart:class="chart:bar">
            <chart:data-point chart:repeated="8"/>
          </chart:series>
          <chart:series chart:style-name="ch15" chart:values-cell-range-address="Sheet1.B33:Sheet1.J33" chart:label-cell-address="Sheet1.A33:Sheet1.A33" chart:class="chart:bar">
            <chart:data-point chart:repeated="8"/>
          </chart:series>
          <chart:series chart:style-name="ch16" chart:values-cell-range-address="Sheet1.B34:Sheet1.J34" chart:label-cell-address="Sheet1.A34:Sheet1.A34" chart:class="chart:bar">
            <chart:data-point chart:repeated="8"/>
          </chart:series>
          <chart:series chart:style-name="ch10" chart:values-cell-range-address="Sheet1.B35:Sheet1.J35" chart:label-cell-address="Sheet1.A35:Sheet1.A35" chart:class="chart:bar">
            <chart:data-point chart:repeated="8"/>
          </chart:series>
          <chart:series chart:style-name="ch17" chart:values-cell-range-address="Sheet1.B36:Sheet1.J36" chart:label-cell-address="Sheet1.A36:Sheet1.A36" chart:class="chart:bar">
            <chart:data-point chart:repeated="8"/>
          </chart:series>
          <chart:series chart:style-name="ch7" chart:values-cell-range-address="Sheet1.B37:Sheet1.J37" chart:label-cell-address="Sheet1.A37:Sheet1.A37" chart:class="chart:bar">
            <chart:data-point chart:repeated="8"/>
          </chart:series>
          <chart:series chart:style-name="ch8" chart:values-cell-range-address="Sheet1.B38:Sheet1.J38" chart:label-cell-address="Sheet1.A38:Sheet1.A38" chart:class="chart:bar">
            <chart:data-point chart:repeated="8"/>
          </chart:series>
          <chart:series chart:style-name="ch9" chart:values-cell-range-address="Sheet1.B39:Sheet1.J39" chart:label-cell-address="Sheet1.A39:Sheet1.A39" chart:class="chart:bar">
            <chart:data-point chart:repeated="8"/>
          </chart:series>
          <chart:series chart:style-name="ch18" chart:values-cell-range-address="Sheet1.B40:Sheet1.J40" chart:label-cell-address="Sheet1.A40:Sheet1.A40" chart:class="chart:bar">
            <chart:data-point chart:repeated="8"/>
          </chart:series>
          <chart:series chart:style-name="ch11" chart:values-cell-range-address="Sheet1.B41:Sheet1.J41" chart:label-cell-address="Sheet1.A41:Sheet1.A41" chart:class="chart:bar">
            <chart:data-point chart:repeated="8"/>
          </chart:series>
          <chart:series chart:style-name="ch12" chart:values-cell-range-address="Sheet1.B42:Sheet1.J42" chart:label-cell-address="Sheet1.A42:Sheet1.A42" chart:class="chart:bar">
            <chart:data-point chart:repeated="8"/>
          </chart:series>
          <chart:series chart:style-name="ch13" chart:values-cell-range-address="Sheet1.B43:Sheet1.J43" chart:label-cell-address="Sheet1.A43:Sheet1.A43" chart:class="chart:bar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ALL</text:p>
                <draw:g>
                  <svg:desc>Sheet1.B24:Sheet1.J24</svg:desc>
                </draw:g>
              </table:table-cell>
              <table:table-cell office:value-type="string">
                <text:p>sv* </text:p>
              </table:table-cell>
              <table:table-cell office:value-type="string">
                <text:p>en</text:p>
              </table:table-cell>
              <table:table-cell office:value-type="string">
                <text:p>nl</text:p>
              </table:table-cell>
              <table:table-cell office:value-type="string">
                <text:p>ja</text:p>
              </table:table-cell>
              <table:table-cell office:value-type="string">
                <text:p>ko</text:p>
              </table:table-cell>
              <table:table-cell office:value-type="string">
                <text:p>he</text:p>
              </table:table-cell>
              <table:table-cell office:value-type="string">
                <text:p>fi</text:p>
              </table:table-cell>
            </table:table-row>
          </table:table-header-rows>
          <table:table-rows>
            <table:table-row>
              <table:table-cell office:value-type="string">
                <text:p>-2</text:p>
                <draw:g>
                  <svg:desc>Sheet1.A25:Sheet1.A25</svg:desc>
                </draw:g>
              </table:table-cell>
              <table:table-cell office:value-type="float" office:value="0.0000172801105927078">
                <text:p>0.0000172801105927078</text:p>
                <draw:g>
                  <svg:desc>Sheet1.B25:Sheet1.J2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</text:p>
                <draw:g>
                  <svg:desc>Sheet1.A26:Sheet1.A26</svg:desc>
                </draw:g>
              </table:table-cell>
              <table:table-cell office:value-type="float" office:value="0.00768619319163643">
                <text:p>0.00768619319163643</text:p>
                <draw:g>
                  <svg:desc>Sheet1.B26:Sheet1.J26</svg:desc>
                </draw:g>
              </table:table-cell>
              <table:table-cell office:value-type="float" office:value="0.000367062278233207">
                <text:p>0.000367062278233207</text:p>
              </table:table-cell>
              <table:table-cell office:value-type="float" office:value="0.000343170899107756">
                <text:p>0.000343170899107756</text:p>
              </table:table-cell>
              <table:table-cell office:value-type="float" office:value="0">
                <text:p>0</text:p>
              </table:table-cell>
              <table:table-cell office:value-type="float" office:value="0.0000537923614846692">
                <text:p>0.0000537923614846692</text:p>
              </table:table-cell>
              <table:table-cell office:value-type="float" office:value="0.000296252407050807">
                <text:p>0.000296252407050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Sheet1.A27:Sheet1.A27</svg:desc>
                </draw:g>
              </table:table-cell>
              <table:table-cell office:value-type="float" office:value="0.740708484534301">
                <text:p>0.740708484534301</text:p>
                <draw:g>
                  <svg:desc>Sheet1.B27:Sheet1.J27</svg:desc>
                </draw:g>
              </table:table-cell>
              <table:table-cell office:value-type="float" office:value="0.88382478893919">
                <text:p>0.88382478893919</text:p>
              </table:table-cell>
              <table:table-cell office:value-type="float" office:value="0.400480439258751">
                <text:p>0.400480439258751</text:p>
              </table:table-cell>
              <table:table-cell office:value-type="float" office:value="0.751219512195122">
                <text:p>0.751219512195122</text:p>
              </table:table-cell>
              <table:table-cell office:value-type="float" office:value="0.710005379236149">
                <text:p>0.710005379236149</text:p>
              </table:table-cell>
              <table:table-cell office:value-type="float" office:value="0.859428232854392">
                <text:p>0.859428232854392</text:p>
              </table:table-cell>
              <table:table-cell office:value-type="float" office:value="0.84551831644583">
                <text:p>0.84551831644583</text:p>
              </table:table-cell>
              <table:table-cell office:value-type="float" office:value="0.862488829311886">
                <text:p>0.862488829311886</text:p>
              </table:table-cell>
            </table:table-row>
            <table:table-row>
              <table:table-cell office:value-type="string">
                <text:p>1</text:p>
                <draw:g>
                  <svg:desc>Sheet1.A28:Sheet1.A28</svg:desc>
                </draw:g>
              </table:table-cell>
              <table:table-cell office:value-type="float" office:value="0.0048315189217211">
                <text:p>0.0048315189217211</text:p>
                <draw:g>
                  <svg:desc>Sheet1.B28:Sheet1.J28</svg:desc>
                </draw:g>
              </table:table-cell>
              <table:table-cell office:value-type="float" office:value="0.0177413434479383">
                <text:p>0.0177413434479383</text:p>
              </table:table-cell>
              <table:table-cell office:value-type="float" office:value="0.274742621825669">
                <text:p>0.274742621825669</text:p>
              </table:table-cell>
              <table:table-cell office:value-type="float" office:value="0.0364634146341463">
                <text:p>0.0364634146341463</text:p>
              </table:table-cell>
              <table:table-cell office:value-type="float" office:value="0.0987089833243679">
                <text:p>0.0987089833243679</text:p>
              </table:table-cell>
              <table:table-cell office:value-type="float" office:value="0.00592504814101615">
                <text:p>0.00592504814101615</text:p>
              </table:table-cell>
              <table:table-cell office:value-type="float" office:value="0.022759158222915">
                <text:p>0.022759158222915</text:p>
              </table:table-cell>
              <table:table-cell office:value-type="float" office:value="0.0123994638069705">
                <text:p>0.0123994638069705</text:p>
              </table:table-cell>
            </table:table-row>
            <table:table-row>
              <table:table-cell office:value-type="string">
                <text:p>2</text:p>
                <draw:g>
                  <svg:desc>Sheet1.A29:Sheet1.A29</svg:desc>
                </draw:g>
              </table:table-cell>
              <table:table-cell office:value-type="float" office:value="0.00302401935372386">
                <text:p>0.00302401935372386</text:p>
                <draw:g>
                  <svg:desc>Sheet1.B29:Sheet1.J29</svg:desc>
                </draw:g>
              </table:table-cell>
              <table:table-cell office:value-type="float" office:value="0.000978832741955218">
                <text:p>0.000978832741955218</text:p>
              </table:table-cell>
              <table:table-cell office:value-type="float" office:value="0.00940288263555251">
                <text:p>0.00940288263555251</text:p>
              </table:table-cell>
              <table:table-cell office:value-type="float" office:value="0.00195121951219512">
                <text:p>0.00195121951219512</text:p>
              </table:table-cell>
              <table:table-cell office:value-type="float" office:value="0.00129101667563206">
                <text:p>0.00129101667563206</text:p>
              </table:table-cell>
              <table:table-cell office:value-type="float" office:value="0.000888757221152422">
                <text:p>0.000888757221152422</text:p>
              </table:table-cell>
              <table:table-cell office:value-type="float" office:value="0.00155884645362432">
                <text:p>0.00155884645362432</text:p>
              </table:table-cell>
              <table:table-cell office:value-type="float" office:value="0.00111706881143878">
                <text:p>0.00111706881143878</text:p>
              </table:table-cell>
            </table:table-row>
            <table:table-row>
              <table:table-cell office:value-type="string">
                <text:p>3</text:p>
                <draw:g>
                  <svg:desc>Sheet1.A30:Sheet1.A30</svg:desc>
                </draw:g>
              </table:table-cell>
              <table:table-cell office:value-type="float" office:value="0.00260238465526179">
                <text:p>0.00260238465526179</text:p>
                <draw:g>
                  <svg:desc>Sheet1.B30:Sheet1.J30</svg:desc>
                </draw:g>
              </table:table-cell>
              <table:table-cell office:value-type="float" office:value="0.000917655695583017">
                <text:p>0.000917655695583017</text:p>
              </table:table-cell>
              <table:table-cell office:value-type="float" office:value="0.00542210020590254">
                <text:p>0.00542210020590254</text:p>
              </table:table-cell>
              <table:table-cell office:value-type="float" office:value="0.00195121951219512">
                <text:p>0.00195121951219512</text:p>
              </table:table-cell>
              <table:table-cell office:value-type="float" office:value="0.000914470145239376">
                <text:p>0.000914470145239376</text:p>
              </table:table-cell>
              <table:table-cell office:value-type="float" office:value="0.000888757221152422">
                <text:p>0.000888757221152422</text:p>
              </table:table-cell>
              <table:table-cell office:value-type="float" office:value="0.00124707716289945">
                <text:p>0.00124707716289945</text:p>
              </table:table-cell>
              <table:table-cell office:value-type="float" office:value="0.00100536193029491">
                <text:p>0.00100536193029491</text:p>
              </table:table-cell>
            </table:table-row>
            <table:table-row>
              <table:table-cell office:value-type="string">
                <text:p>4</text:p>
                <draw:g>
                  <svg:desc>Sheet1.A31:Sheet1.A31</svg:desc>
                </draw:g>
              </table:table-cell>
              <table:table-cell office:value-type="float" office:value="0.0000345602211854156">
                <text:p>0.0000345602211854156</text:p>
                <draw:g>
                  <svg:desc>Sheet1.B31:Sheet1.J3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137268359643102">
                <text:p>0.00137268359643102</text:p>
              </table:table-cell>
              <table:table-cell office:value-type="float" office:value="0.000487804878048781">
                <text:p>0.000487804878048781</text:p>
              </table:table-cell>
              <table:table-cell office:value-type="float" office:value="0.000914470145239376">
                <text:p>0.000914470145239376</text:p>
              </table:table-cell>
              <table:table-cell office:value-type="float" office:value="0.00385128129166049">
                <text:p>0.00385128129166049</text:p>
              </table:table-cell>
              <table:table-cell office:value-type="float" office:value="0.00249415432579891">
                <text:p>0.00249415432579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Sheet1.A32:Sheet1.A32</svg:desc>
                </draw:g>
              </table:table-cell>
              <table:table-cell office:value-type="float" office:value="0.000618627959218939">
                <text:p>0.000618627959218939</text:p>
                <draw:g>
                  <svg:desc>Sheet1.B32:Sheet1.J32</svg:desc>
                </draw:g>
              </table:table-cell>
              <table:table-cell office:value-type="float" office:value="0.000183531139116603">
                <text:p>0.000183531139116603</text:p>
              </table:table-cell>
              <table:table-cell office:value-type="float" office:value="0.00452985586822237">
                <text:p>0.00452985586822237</text:p>
              </table:table-cell>
              <table:table-cell office:value-type="float" office:value="0">
                <text:p>0</text:p>
              </table:table-cell>
              <table:table-cell office:value-type="float" office:value="0.000430338891877353">
                <text:p>0.000430338891877353</text:p>
              </table:table-cell>
              <table:table-cell office:value-type="float" office:value="0.000592504814101615">
                <text:p>0.000592504814101615</text:p>
              </table:table-cell>
              <table:table-cell office:value-type="float" office:value="0.000311769290724864">
                <text:p>0.000311769290724864</text:p>
              </table:table-cell>
              <table:table-cell office:value-type="float" office:value="0.000335120643431635">
                <text:p>0.000335120643431635</text:p>
              </table:table-cell>
            </table:table-row>
            <table:table-row>
              <table:table-cell office:value-type="string">
                <text:p>6</text:p>
                <draw:g>
                  <svg:desc>Sheet1.A33:Sheet1.A33</svg:desc>
                </draw:g>
              </table:table-cell>
              <table:table-cell office:value-type="float" office:value="0.202042509072058">
                <text:p>0.202042509072058</text:p>
                <draw:g>
                  <svg:desc>Sheet1.B33:Sheet1.J33</svg:desc>
                </draw:g>
              </table:table-cell>
              <table:table-cell office:value-type="float" office:value="0.000183531139116603">
                <text:p>0.000183531139116603</text:p>
              </table:table-cell>
              <table:table-cell office:value-type="float" office:value="0.00164722031571723">
                <text:p>0.00164722031571723</text:p>
              </table:table-cell>
              <table:table-cell office:value-type="float" office:value="0">
                <text:p>0</text:p>
              </table:table-cell>
              <table:table-cell office:value-type="float" office:value="0.000322754168908015">
                <text:p>0.000322754168908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  <draw:g>
                  <svg:desc>Sheet1.A34:Sheet1.A34</svg:desc>
                </draw:g>
              </table:table-cell>
              <table:table-cell office:value-type="float" office:value="0.0000103680663556247">
                <text:p>0.0000103680663556247</text:p>
                <draw:g>
                  <svg:desc>Sheet1.B34:Sheet1.J3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  <draw:g>
                  <svg:desc>Sheet1.A35:Sheet1.A35</svg:desc>
                </draw:g>
              </table:table-cell>
              <table:table-cell office:value-type="float" office:value="0.0000380162433039571">
                <text:p>0.0000380162433039571</text:p>
                <draw:g>
                  <svg:desc>Sheet1.B35:Sheet1.J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00686341798215511">
                <text:p>0.0000686341798215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  <draw:g>
                  <svg:desc>Sheet1.A36:Sheet1.A36</svg:desc>
                </draw:g>
              </table:table-cell>
              <table:table-cell office:value-type="float" office:value="0.0000276481769483325">
                <text:p>0.0000276481769483325</text:p>
                <draw:g>
                  <svg:desc>Sheet1.B36:Sheet1.J3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  <draw:g>
                  <svg:desc>Sheet1.A37:Sheet1.A37</svg:desc>
                </draw:g>
              </table:table-cell>
              <table:table-cell office:value-type="float" office:value="0.00200103680663556">
                <text:p>0.00200103680663556</text:p>
                <draw:g>
                  <svg:desc>Sheet1.B37:Sheet1.J37</svg:desc>
                </draw:g>
              </table:table-cell>
              <table:table-cell office:value-type="float" office:value="0.00795301602838615">
                <text:p>0.00795301602838615</text:p>
              </table:table-cell>
              <table:table-cell office:value-type="float" office:value="0.0503774879890185">
                <text:p>0.0503774879890185</text:p>
              </table:table-cell>
              <table:table-cell office:value-type="float" office:value="0.00280487804878049">
                <text:p>0.00280487804878049</text:p>
              </table:table-cell>
              <table:table-cell office:value-type="float" office:value="0.0099515868746638">
                <text:p>0.0099515868746638</text:p>
              </table:table-cell>
              <table:table-cell office:value-type="float" office:value="0.0039994074951859">
                <text:p>0.0039994074951859</text:p>
              </table:table-cell>
              <table:table-cell office:value-type="float" office:value="0.00389711613406079">
                <text:p>0.00389711613406079</text:p>
              </table:table-cell>
              <table:table-cell office:value-type="float" office:value="0.00290437890974084">
                <text:p>0.00290437890974084</text:p>
              </table:table-cell>
            </table:table-row>
            <table:table-row>
              <table:table-cell office:value-type="string">
                <text:p>11</text:p>
                <draw:g>
                  <svg:desc>Sheet1.A38:Sheet1.A38</svg:desc>
                </draw:g>
              </table:table-cell>
              <table:table-cell office:value-type="float" office:value="0.000276481769483325">
                <text:p>0.000276481769483325</text:p>
                <draw:g>
                  <svg:desc>Sheet1.B38:Sheet1.J38</svg:desc>
                </draw:g>
              </table:table-cell>
              <table:table-cell office:value-type="float" office:value="0.000795301602838615">
                <text:p>0.000795301602838615</text:p>
              </table:table-cell>
              <table:table-cell office:value-type="float" office:value="0.0287577213452299">
                <text:p>0.0287577213452299</text:p>
              </table:table-cell>
              <table:table-cell office:value-type="float" office:value="0.000365853658536585">
                <text:p>0.000365853658536585</text:p>
              </table:table-cell>
              <table:table-cell office:value-type="float" office:value="0.00236686390532544">
                <text:p>0.00236686390532544</text:p>
              </table:table-cell>
              <table:table-cell office:value-type="float" office:value="0.000592504814101615">
                <text:p>0.000592504814101615</text:p>
              </table:table-cell>
              <table:table-cell office:value-type="float" office:value="0.00280592361652377">
                <text:p>0.00280592361652377</text:p>
              </table:table-cell>
              <table:table-cell office:value-type="float" office:value="0.000335120643431635">
                <text:p>0.000335120643431635</text:p>
              </table:table-cell>
            </table:table-row>
            <table:table-row>
              <table:table-cell office:value-type="string">
                <text:p>12</text:p>
                <draw:g>
                  <svg:desc>Sheet1.A39:Sheet1.A39</svg:desc>
                </draw:g>
              </table:table-cell>
              <table:table-cell office:value-type="float" office:value="0.0000241921548297909">
                <text:p>0.0000241921548297909</text:p>
                <draw:g>
                  <svg:desc>Sheet1.B39:Sheet1.J39</svg:desc>
                </draw:g>
              </table:table-cell>
              <table:table-cell office:value-type="float" office:value="0.0000611770463722012">
                <text:p>0.0000611770463722012</text:p>
              </table:table-cell>
              <table:table-cell office:value-type="float" office:value="0.000549073438572409">
                <text:p>0.000549073438572409</text:p>
              </table:table-cell>
              <table:table-cell office:value-type="float" office:value="0.00024390243902439">
                <text:p>0.00024390243902439</text:p>
              </table:table-cell>
              <table:table-cell office:value-type="float" office:value="0.000161377084454008">
                <text:p>0.000161377084454008</text:p>
              </table:table-cell>
              <table:table-cell office:value-type="float" office:value="0">
                <text:p>0</text:p>
              </table:table-cell>
              <table:table-cell office:value-type="float" office:value="0.000155884645362432">
                <text:p>0.000155884645362432</text:p>
              </table:table-cell>
              <table:table-cell office:value-type="float" office:value="0.000223413762287757">
                <text:p>0.000223413762287757</text:p>
              </table:table-cell>
            </table:table-row>
            <table:table-row>
              <table:table-cell office:value-type="string">
                <text:p>14</text:p>
                <draw:g>
                  <svg:desc>Sheet1.A40:Sheet1.A40</svg:desc>
                </draw:g>
              </table:table-cell>
              <table:table-cell office:value-type="float" office:value="0.0352134093658199">
                <text:p>0.0352134093658199</text:p>
                <draw:g>
                  <svg:desc>Sheet1.B40:Sheet1.J40</svg:desc>
                </draw:g>
              </table:table-cell>
              <table:table-cell office:value-type="float" office:value="0.0788572127737673">
                <text:p>0.0788572127737673</text:p>
              </table:table-cell>
              <table:table-cell office:value-type="float" office:value="0.179341111873713">
                <text:p>0.179341111873713</text:p>
              </table:table-cell>
              <table:table-cell office:value-type="float" office:value="0.179390243902439">
                <text:p>0.179390243902439</text:p>
              </table:table-cell>
              <table:table-cell office:value-type="float" office:value="0.162937062937063">
                <text:p>0.162937062937063</text:p>
              </table:table-cell>
              <table:table-cell office:value-type="float" office:value="0.122500370315509">
                <text:p>0.122500370315509</text:p>
              </table:table-cell>
              <table:table-cell office:value-type="float" office:value="0.101169134840218">
                <text:p>0.101169134840218</text:p>
              </table:table-cell>
              <table:table-cell office:value-type="float" office:value="0.113159070598749">
                <text:p>0.113159070598749</text:p>
              </table:table-cell>
            </table:table-row>
            <table:table-row>
              <table:table-cell office:value-type="string">
                <text:p>15</text:p>
                <draw:g>
                  <svg:desc>Sheet1.A41:Sheet1.A41</svg:desc>
                </draw:g>
              </table:table-cell>
              <table:table-cell office:value-type="float" office:value="0.00022118541558666">
                <text:p>0.00022118541558666</text:p>
                <draw:g>
                  <svg:desc>Sheet1.B41:Sheet1.J41</svg:desc>
                </draw:g>
              </table:table-cell>
              <table:table-cell office:value-type="float" office:value="0.000428239324605408">
                <text:p>0.000428239324605408</text:p>
              </table:table-cell>
              <table:table-cell office:value-type="float" office:value="0.0029512697323267">
                <text:p>0.0029512697323267</text:p>
              </table:table-cell>
              <table:table-cell office:value-type="float" office:value="0.00158536585365854">
                <text:p>0.00158536585365854</text:p>
              </table:table-cell>
              <table:table-cell office:value-type="float" office:value="0.00285099515868747">
                <text:p>0.00285099515868747</text:p>
              </table:table-cell>
              <table:table-cell office:value-type="float" office:value="0.00103688342467783">
                <text:p>0.00103688342467783</text:p>
              </table:table-cell>
              <table:table-cell office:value-type="float" office:value="0.000467653936087295">
                <text:p>0.000467653936087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  <draw:g>
                  <svg:desc>Sheet1.A42:Sheet1.A42</svg:desc>
                </draw:g>
              </table:table-cell>
              <table:table-cell office:value-type="float" office:value="0.000601347848626231">
                <text:p>0.000601347848626231</text:p>
                <draw:g>
                  <svg:desc>Sheet1.B42:Sheet1.J42</svg:desc>
                </draw:g>
              </table:table-cell>
              <table:table-cell office:value-type="float" office:value="0.00746359965740854">
                <text:p>0.00746359965740854</text:p>
              </table:table-cell>
              <table:table-cell office:value-type="float" office:value="0.0340425531914894">
                <text:p>0.0340425531914894</text:p>
              </table:table-cell>
              <table:table-cell office:value-type="float" office:value="0.02">
                <text:p>0.02</text:p>
              </table:table-cell>
              <table:table-cell office:value-type="float" office:value="0.00570199031737493">
                <text:p>0.00570199031737493</text:p>
              </table:table-cell>
              <table:table-cell office:value-type="float" office:value="0">
                <text:p>0</text:p>
              </table:table-cell>
              <table:table-cell office:value-type="float" office:value="0.0129384255650818">
                <text:p>0.0129384255650818</text:p>
              </table:table-cell>
              <table:table-cell office:value-type="float" office:value="0.00603217158176944">
                <text:p>0.00603217158176944</text:p>
              </table:table-cell>
            </table:table-row>
            <table:table-row>
              <table:table-cell office:value-type="string">
                <text:p>101</text:p>
                <draw:g>
                  <svg:desc>Sheet1.A43:Sheet1.A43</svg:desc>
                </draw:g>
              </table:table-cell>
              <table:table-cell office:value-type="float" office:value="0.0000207361327112493">
                <text:p>0.0000207361327112493</text:p>
                <draw:g>
                  <svg:desc>Sheet1.B43:Sheet1.J43</svg:desc>
                </draw:g>
              </table:table-cell>
              <table:table-cell office:value-type="float" office:value="0.000244708185488805">
                <text:p>0.000244708185488805</text:p>
              </table:table-cell>
              <table:table-cell office:value-type="float" office:value="0.00597117364447495">
                <text:p>0.00597117364447495</text:p>
              </table:table-cell>
              <table:table-cell office:value-type="float" office:value="0.00353658536585366">
                <text:p>0.00353658536585366</text:p>
              </table:table-cell>
              <table:table-cell office:value-type="float" office:value="0.00338891877353416">
                <text:p>0.00338891877353416</text:p>
              </table:table-cell>
              <table:table-cell office:value-type="float" office:value="0">
                <text:p>0</text:p>
              </table:table-cell>
              <table:table-cell office:value-type="float" office:value="0.00467653936087295">
                <text:p>0.0046765393608729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94bd5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93d9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cc0000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88cm" svg:y="1.96cm" style:legend-expansion="high" chart:style-name="ch2"/>
        <chart:plot-area chart:style-name="ch3" table:cell-range-address="Sheet1.C1:Sheet1.J21 Sheet1.A3:Sheet1.A21" chart:data-source-has-labels="both" svg:x="0.77cm" svg:y="0.855cm" svg:width="12.178cm" svg:height="7.545cm">
          <chartooo:coordinate-region svg:x="1.947cm" svg:y="1.054cm" svg:width="11.001cm" svg:height="6.301cm"/>
          <chart:axis chart:dimension="x" chart:name="primary-x" chart:style-name="ch4" chartooo:axis-type="auto">
            <chartooo:date-scale/>
            <chart:categories table:cell-range-address="Sheet1.C1:Sheet1.J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J3" chart:label-cell-address="Sheet1.A3:Sheet1.A3" chart:class="chart:bar">
            <chart:data-point chart:repeated="7"/>
          </chart:series>
          <chart:series chart:style-name="ch8" chart:values-cell-range-address="Sheet1.C4:Sheet1.J4" chart:label-cell-address="Sheet1.A4:Sheet1.A4" chart:class="chart:bar">
            <chart:data-point chart:repeated="7"/>
          </chart:series>
          <chart:series chart:style-name="ch9" chart:values-cell-range-address="Sheet1.C5:Sheet1.J5" chart:label-cell-address="Sheet1.A5:Sheet1.A5" chart:class="chart:bar">
            <chart:data-point chart:repeated="7"/>
          </chart:series>
          <chart:series chart:style-name="ch10" chart:values-cell-range-address="Sheet1.C6:Sheet1.J6" chart:label-cell-address="Sheet1.A6:Sheet1.A6" chart:class="chart:bar">
            <chart:data-point chart:repeated="7"/>
          </chart:series>
          <chart:series chart:style-name="ch11" chart:values-cell-range-address="Sheet1.C7:Sheet1.J7" chart:label-cell-address="Sheet1.A7:Sheet1.A7" chart:class="chart:bar">
            <chart:data-point chart:repeated="7"/>
          </chart:series>
          <chart:series chart:style-name="ch12" chart:values-cell-range-address="Sheet1.C8:Sheet1.J8" chart:label-cell-address="Sheet1.A8:Sheet1.A8" chart:class="chart:bar">
            <chart:data-point chart:repeated="7"/>
          </chart:series>
          <chart:series chart:style-name="ch13" chart:values-cell-range-address="Sheet1.C9:Sheet1.J9" chart:label-cell-address="Sheet1.A9:Sheet1.A9" chart:class="chart:bar">
            <chart:data-point chart:repeated="7"/>
          </chart:series>
          <chart:series chart:style-name="ch14" chart:values-cell-range-address="Sheet1.C10:Sheet1.J10" chart:label-cell-address="Sheet1.A10:Sheet1.A10" chart:class="chart:bar">
            <chart:data-point chart:repeated="7"/>
          </chart:series>
          <chart:series chart:style-name="ch15" chart:values-cell-range-address="Sheet1.C11:Sheet1.J11" chart:label-cell-address="Sheet1.A11:Sheet1.A11" chart:class="chart:bar">
            <chart:data-point chart:repeated="7"/>
          </chart:series>
          <chart:series chart:style-name="ch16" chart:values-cell-range-address="Sheet1.C12:Sheet1.J12" chart:label-cell-address="Sheet1.A12:Sheet1.A12" chart:class="chart:bar">
            <chart:data-point chart:repeated="7"/>
          </chart:series>
          <chart:series chart:style-name="ch17" chart:values-cell-range-address="Sheet1.C13:Sheet1.J13" chart:label-cell-address="Sheet1.A13:Sheet1.A13" chart:class="chart:bar">
            <chart:data-point chart:repeated="7"/>
          </chart:series>
          <chart:series chart:style-name="ch18" chart:values-cell-range-address="Sheet1.C14:Sheet1.J14" chart:label-cell-address="Sheet1.A14:Sheet1.A14" chart:class="chart:bar">
            <chart:data-point chart:repeated="7"/>
          </chart:series>
          <chart:series chart:style-name="ch7" chart:values-cell-range-address="Sheet1.C15:Sheet1.J15" chart:label-cell-address="Sheet1.A15:Sheet1.A15" chart:class="chart:bar">
            <chart:data-point chart:repeated="7"/>
          </chart:series>
          <chart:series chart:style-name="ch8" chart:values-cell-range-address="Sheet1.C16:Sheet1.J16" chart:label-cell-address="Sheet1.A16:Sheet1.A16" chart:class="chart:bar">
            <chart:data-point chart:repeated="7"/>
          </chart:series>
          <chart:series chart:style-name="ch19" chart:values-cell-range-address="Sheet1.C17:Sheet1.J17" chart:label-cell-address="Sheet1.A17:Sheet1.A17" chart:class="chart:bar">
            <chart:data-point chart:repeated="7"/>
          </chart:series>
          <chart:series chart:style-name="ch20" chart:values-cell-range-address="Sheet1.C18:Sheet1.J18" chart:label-cell-address="Sheet1.A18:Sheet1.A18" chart:class="chart:bar">
            <chart:data-point chart:repeated="7"/>
          </chart:series>
          <chart:series chart:style-name="ch11" chart:values-cell-range-address="Sheet1.C19:Sheet1.J19" chart:label-cell-address="Sheet1.A19:Sheet1.A19" chart:class="chart:bar">
            <chart:data-point chart:repeated="7"/>
          </chart:series>
          <chart:series chart:style-name="ch21" chart:values-cell-range-address="Sheet1.C20:Sheet1.J20" chart:label-cell-address="Sheet1.A20:Sheet1.A20" chart:class="chart:bar">
            <chart:data-point chart:repeated="7"/>
          </chart:series>
          <chart:series chart:style-name="ch13" chart:values-cell-range-address="Sheet1.C21:Sheet1.J21" chart:label-cell-address="Sheet1.A21:Sheet1.A21" chart:class="chart:bar">
            <chart:data-point chart:repeated="7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6346">
                <text:p>16350 sv* </text:p>
                <text:list>
                  <text:list-item>
                    <text:p/>
                  </text:list-item>
                  <text:list-item>
                    <text:p>sv* </text:p>
                  </text:list-item>
                </text:list>
                <draw:g>
                  <svg:desc>Sheet1.C1:Sheet1.J2</svg:desc>
                </draw:g>
              </table:table-cell>
              <table:table-cell office:value-type="float" office:value="14570">
                <text:p>14570 en</text:p>
                <text:list>
                  <text:list-item>
                    <text:p/>
                  </text:list-item>
                  <text:list-item>
                    <text:p>en</text:p>
                  </text:list-item>
                </text:list>
              </table:table-cell>
              <table:table-cell office:value-type="float" office:value="8200">
                <text:p>8200 nl</text:p>
                <text:list>
                  <text:list-item>
                    <text:p/>
                  </text:list-item>
                  <text:list-item>
                    <text:p>nl</text:p>
                  </text:list-item>
                </text:list>
              </table:table-cell>
              <table:table-cell office:value-type="float" office:value="18590">
                <text:p>18590 ja</text:p>
                <text:list>
                  <text:list-item>
                    <text:p/>
                  </text:list-item>
                  <text:list-item>
                    <text:p>ja</text:p>
                  </text:list-item>
                </text:list>
              </table:table-cell>
              <table:table-cell office:value-type="float" office:value="6751">
                <text:p>6750 ko</text:p>
                <text:list>
                  <text:list-item>
                    <text:p/>
                  </text:list-item>
                  <text:list-item>
                    <text:p>ko</text:p>
                  </text:list-item>
                </text:list>
              </table:table-cell>
              <table:table-cell office:value-type="float" office:value="6415">
                <text:p>6420 he</text:p>
                <text:list>
                  <text:list-item>
                    <text:p/>
                  </text:list-item>
                  <text:list-item>
                    <text:p>he</text:p>
                  </text:list-item>
                </text:list>
              </table:table-cell>
              <table:table-cell office:value-type="float" office:value="8952">
                <text:p>8950 fi</text:p>
                <text:list>
                  <text:list-item>
                    <text:p/>
                  </text:list-item>
                  <text:list-item>
                    <text:p>fi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-2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C3:Sheet1.J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</text:p>
                <draw:g>
                  <svg:desc>Sheet1.A4:Sheet1.A4</svg:desc>
                </draw:g>
              </table:table-cell>
              <table:table-cell office:value-type="float" office:value="6">
                <text:p>6</text:p>
                <draw:g>
                  <svg:desc>Sheet1.C4:Sheet1.J4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Sheet1.A5:Sheet1.A5</svg:desc>
                </draw:g>
              </table:table-cell>
              <table:table-cell office:value-type="float" office:value="14447">
                <text:p>14447</text:p>
                <draw:g>
                  <svg:desc>Sheet1.C5:Sheet1.J5</svg:desc>
                </draw:g>
              </table:table-cell>
              <table:table-cell office:value-type="float" office:value="5835">
                <text:p>5835</text:p>
              </table:table-cell>
              <table:table-cell office:value-type="float" office:value="6160">
                <text:p>6160</text:p>
              </table:table-cell>
              <table:table-cell office:value-type="float" office:value="13199">
                <text:p>13199</text:p>
              </table:table-cell>
              <table:table-cell office:value-type="float" office:value="5802">
                <text:p>5802</text:p>
              </table:table-cell>
              <table:table-cell office:value-type="float" office:value="5424">
                <text:p>5424</text:p>
              </table:table-cell>
              <table:table-cell office:value-type="float" office:value="7721">
                <text:p>7721</text:p>
              </table:table-cell>
            </table:table-row>
            <table:table-row>
              <table:table-cell office:value-type="string">
                <text:p>1</text:p>
                <draw:g>
                  <svg:desc>Sheet1.A6:Sheet1.A6</svg:desc>
                </draw:g>
              </table:table-cell>
              <table:table-cell office:value-type="float" office:value="290">
                <text:p>290</text:p>
                <draw:g>
                  <svg:desc>Sheet1.C6:Sheet1.J6</svg:desc>
                </draw:g>
              </table:table-cell>
              <table:table-cell office:value-type="float" office:value="4003">
                <text:p>4003</text:p>
              </table:table-cell>
              <table:table-cell office:value-type="float" office:value="299">
                <text:p>299</text:p>
              </table:table-cell>
              <table:table-cell office:value-type="float" office:value="1835">
                <text:p>1835</text:p>
              </table:table-cell>
              <table:table-cell office:value-type="float" office:value="40">
                <text:p>40</text:p>
              </table:table-cell>
              <table:table-cell office:value-type="float" office:value="146">
                <text:p>14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</text:p>
                <draw:g>
                  <svg:desc>Sheet1.A7:Sheet1.A7</svg:desc>
                </draw:g>
              </table:table-cell>
              <table:table-cell office:value-type="float" office:value="16">
                <text:p>16</text:p>
                <draw:g>
                  <svg:desc>Sheet1.C7:Sheet1.J7</svg:desc>
                </draw:g>
              </table:table-cell>
              <table:table-cell office:value-type="float" office:value="137">
                <text:p>137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  <draw:g>
                  <svg:desc>Sheet1.A8:Sheet1.A8</svg:desc>
                </draw:g>
              </table:table-cell>
              <table:table-cell office:value-type="float" office:value="15">
                <text:p>15</text:p>
                <draw:g>
                  <svg:desc>Sheet1.C8:Sheet1.J8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  <draw:g>
                  <svg:desc>Sheet1.A9:Sheet1.A9</svg:desc>
                </draw:g>
              </table:table-cell>
              <table:table-cell office:value-type="float" office:value="0">
                <text:p>0</text:p>
                <draw:g>
                  <svg:desc>Sheet1.C9:Sheet1.J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Sheet1.A10:Sheet1.A10</svg:desc>
                </draw:g>
              </table:table-cell>
              <table:table-cell office:value-type="float" office:value="3">
                <text:p>3</text:p>
                <draw:g>
                  <svg:desc>Sheet1.C10:Sheet1.J10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  <draw:g>
                  <svg:desc>Sheet1.A11:Sheet1.A11</svg:desc>
                </draw:g>
              </table:table-cell>
              <table:table-cell office:value-type="float" office:value="3">
                <text:p>3</text:p>
                <draw:g>
                  <svg:desc>Sheet1.C11:Sheet1.J11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  <draw:g>
                  <svg:desc>Sheet1.A12:Sheet1.A12</svg:desc>
                </draw:g>
              </table:table-cell>
              <table:table-cell office:value-type="float" office:value="0">
                <text:p>0</text:p>
                <draw:g>
                  <svg:desc>Sheet1.C12:Sheet1.J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C13:Sheet1.J1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  <draw:g>
                  <svg:desc>Sheet1.A14:Sheet1.A14</svg:desc>
                </draw:g>
              </table:table-cell>
              <table:table-cell office:value-type="float" office:value="0">
                <text:p>0</text:p>
                <draw:g>
                  <svg:desc>Sheet1.C14:Sheet1.J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  <draw:g>
                  <svg:desc>Sheet1.A15:Sheet1.A15</svg:desc>
                </draw:g>
              </table:table-cell>
              <table:table-cell office:value-type="float" office:value="130">
                <text:p>130</text:p>
                <draw:g>
                  <svg:desc>Sheet1.C15:Sheet1.J15</svg:desc>
                </draw:g>
              </table:table-cell>
              <table:table-cell office:value-type="float" office:value="734">
                <text:p>734</text:p>
              </table:table-cell>
              <table:table-cell office:value-type="float" office:value="23">
                <text:p>23</text:p>
              </table:table-cell>
              <table:table-cell office:value-type="float" office:value="185">
                <text:p>185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  <draw:g>
                  <svg:desc>Sheet1.A16:Sheet1.A16</svg:desc>
                </draw:g>
              </table:table-cell>
              <table:table-cell office:value-type="float" office:value="13">
                <text:p>13</text:p>
                <draw:g>
                  <svg:desc>Sheet1.C16:Sheet1.J16</svg:desc>
                </draw:g>
              </table:table-cell>
              <table:table-cell office:value-type="float" office:value="419">
                <text:p>419</text:p>
              </table:table-cell>
              <table:table-cell office:value-type="float" office:value="3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  <draw:g>
                  <svg:desc>Sheet1.A17:Sheet1.A17</svg:desc>
                </draw:g>
              </table:table-cell>
              <table:table-cell office:value-type="float" office:value="1">
                <text:p>1</text:p>
                <draw:g>
                  <svg:desc>Sheet1.C17:Sheet1.J17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  <draw:g>
                  <svg:desc>Sheet1.A18:Sheet1.A18</svg:desc>
                </draw:g>
              </table:table-cell>
              <table:table-cell office:value-type="float" office:value="1289">
                <text:p>1289</text:p>
                <draw:g>
                  <svg:desc>Sheet1.C18:Sheet1.J18</svg:desc>
                </draw:g>
              </table:table-cell>
              <table:table-cell office:value-type="float" office:value="2613">
                <text:p>2613</text:p>
              </table:table-cell>
              <table:table-cell office:value-type="float" office:value="1471">
                <text:p>1471</text:p>
              </table:table-cell>
              <table:table-cell office:value-type="float" office:value="3029">
                <text:p>3029</text:p>
              </table:table-cell>
              <table:table-cell office:value-type="float" office:value="827">
                <text:p>827</text:p>
              </table:table-cell>
              <table:table-cell office:value-type="float" office:value="649">
                <text:p>649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5</text:p>
                <draw:g>
                  <svg:desc>Sheet1.A19:Sheet1.A19</svg:desc>
                </draw:g>
              </table:table-cell>
              <table:table-cell office:value-type="float" office:value="7">
                <text:p>7</text:p>
                <draw:g>
                  <svg:desc>Sheet1.C19:Sheet1.J19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13">
                <text:p>13</text:p>
              </table:table-cell>
              <table:table-cell office:value-type="float" office:value="53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  <draw:g>
                  <svg:desc>Sheet1.A20:Sheet1.A20</svg:desc>
                </draw:g>
              </table:table-cell>
              <table:table-cell office:value-type="float" office:value="122">
                <text:p>122</text:p>
                <draw:g>
                  <svg:desc>Sheet1.C20:Sheet1.J20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164">
                <text:p>164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1</text:p>
                <draw:g>
                  <svg:desc>Sheet1.A21:Sheet1.A21</svg:desc>
                </draw:g>
              </table:table-cell>
              <table:table-cell office:value-type="float" office:value="4">
                <text:p>4</text:p>
                <draw:g>
                  <svg:desc>Sheet1.C21:Sheet1.J21</svg:desc>
                </draw:g>
              </table:table-cell>
              <table:table-cell office:value-type="float" office:value="87">
                <text:p>87</text:p>
              </table:table-cell>
              <table:table-cell office:value-type="float" office:value="29">
                <text:p>29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